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031790" table:style-name="ce5">
            <text:p>7.031.790</text:p>
          </table:table-cell>
          <table:table-cell office:value-type="float" office:value="1193300" table:style-name="ce5">
            <text:p>1.193.3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0556340" table:style-name="ce6">
            <text:p>10.556.340</text:p>
          </table:table-cell>
          <table:table-cell office:value-type="float" office:value="10513955" table:style-name="ce6">
            <text:p>10.513.955</text:p>
          </table:table-cell>
          <table:table-cell office:value-type="percentage" office:value="0.99598487733437913" table:style-name="ce7">
            <text:p>99,6%</text:p>
          </table:table-cell>
          <table:table-cell office:value-type="float" office:value="5958193" table:style-name="ce5">
            <text:p>5.958.193</text:p>
          </table:table-cell>
          <table:table-cell office:value-type="float" office:value="4847887" table:style-name="ce5">
            <text:p>4.847.887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213605" table:style-name="ce5">
            <text:p>1.213.605</text:p>
          </table:table-cell>
          <table:table-cell office:value-type="float" office:value="170500" table:style-name="ce5">
            <text:p>170.5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734505" table:style-name="ce6">
            <text:p>1.734.505</text:p>
          </table:table-cell>
          <table:table-cell office:value-type="float" office:value="1695741" table:style-name="ce6">
            <text:p>1.695.741</text:p>
          </table:table-cell>
          <table:table-cell office:value-type="percentage" office:value="0.97765126073433051" table:style-name="ce7">
            <text:p>97,8%</text:p>
          </table:table-cell>
          <table:table-cell office:value-type="float" office:value="952064" table:style-name="ce5">
            <text:p>952.064</text:p>
          </table:table-cell>
          <table:table-cell office:value-type="float" office:value="837330" table:style-name="ce5">
            <text:p>837.330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11785" table:style-name="ce5">
            <text:p>1.011.785</text:p>
          </table:table-cell>
          <table:table-cell office:value-type="float" office:value="139600" table:style-name="ce5">
            <text:p>139.6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436985" table:style-name="ce6">
            <text:p>1.436.985</text:p>
          </table:table-cell>
          <table:table-cell office:value-type="float" office:value="1437553" table:style-name="ce6">
            <text:p>1.437.553</text:p>
          </table:table-cell>
          <table:table-cell office:value-type="percentage" office:value="1.0003952720452893" table:style-name="ce7">
            <text:p>100,0%</text:p>
          </table:table-cell>
          <table:table-cell office:value-type="float" office:value="791986" table:style-name="ce5">
            <text:p>791.986</text:p>
          </table:table-cell>
          <table:table-cell office:value-type="float" office:value="697928" table:style-name="ce5">
            <text:p>697.928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964440" table:style-name="ce5">
            <text:p>964.440</text:p>
          </table:table-cell>
          <table:table-cell office:value-type="float" office:value="207700" table:style-name="ce5">
            <text:p>207.7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490940" table:style-name="ce6">
            <text:p>1.490.940</text:p>
          </table:table-cell>
          <table:table-cell office:value-type="float" office:value="1368022" table:style-name="ce6">
            <text:p>1.368.022</text:p>
          </table:table-cell>
          <table:table-cell office:value-type="percentage" office:value="0.91755670919017529" table:style-name="ce7">
            <text:p>91,8%</text:p>
          </table:table-cell>
          <table:table-cell office:value-type="float" office:value="779318" table:style-name="ce5">
            <text:p>779.318</text:p>
          </table:table-cell>
          <table:table-cell office:value-type="float" office:value="666135" table:style-name="ce5">
            <text:p>666.135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776030" table:style-name="ce5">
            <text:p>1.776.030</text:p>
          </table:table-cell>
          <table:table-cell office:value-type="float" office:value="336900" table:style-name="ce5">
            <text:p>336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2750280" table:style-name="ce6">
            <text:p>2.750.280</text:p>
          </table:table-cell>
          <table:table-cell office:value-type="float" office:value="2623273" table:style-name="ce6">
            <text:p>2.623.273</text:p>
          </table:table-cell>
          <table:table-cell office:value-type="percentage" office:value="0.95382033829282842" table:style-name="ce7">
            <text:p>95,4%</text:p>
          </table:table-cell>
          <table:table-cell office:value-type="float" office:value="1516518" table:style-name="ce5">
            <text:p>1.516.518</text:p>
          </table:table-cell>
          <table:table-cell office:value-type="float" office:value="1241778" table:style-name="ce5">
            <text:p>1.241.778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35425" table:style-name="ce5">
            <text:p>535.425</text:p>
          </table:table-cell>
          <table:table-cell office:value-type="float" office:value="74900" table:style-name="ce5">
            <text:p>74.9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65475" table:style-name="ce6">
            <text:p>765.475</text:p>
          </table:table-cell>
          <table:table-cell office:value-type="float" office:value="729102" table:style-name="ce6">
            <text:p>729.102</text:p>
          </table:table-cell>
          <table:table-cell office:value-type="percentage" office:value="0.95248309872954706" table:style-name="ce7">
            <text:p>95,2%</text:p>
          </table:table-cell>
          <table:table-cell office:value-type="float" office:value="403196" table:style-name="ce5">
            <text:p>403.196</text:p>
          </table:table-cell>
          <table:table-cell office:value-type="float" office:value="353807" table:style-name="ce5">
            <text:p>353.807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371305" table:style-name="ce5">
            <text:p>2.371.305</text:p>
          </table:table-cell>
          <table:table-cell office:value-type="float" office:value="336200" table:style-name="ce5">
            <text:p>336.2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334755" table:style-name="ce6">
            <text:p>3.334.755</text:p>
          </table:table-cell>
          <table:table-cell office:value-type="float" office:value="3155882" table:style-name="ce6">
            <text:p>3.155.882</text:p>
          </table:table-cell>
          <table:table-cell office:value-type="percentage" office:value="0.94636097704329103" table:style-name="ce7">
            <text:p>94,6%</text:p>
          </table:table-cell>
          <table:table-cell office:value-type="float" office:value="1775098" table:style-name="ce5">
            <text:p>1.775.098</text:p>
          </table:table-cell>
          <table:table-cell office:value-type="float" office:value="1532396" table:style-name="ce5">
            <text:p>1.532.396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789965" table:style-name="ce5">
            <text:p>1.789.965</text:p>
          </table:table-cell>
          <table:table-cell office:value-type="float" office:value="267100" table:style-name="ce5">
            <text:p>267.1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619340" table:style-name="ce6">
            <text:p>2.619.340</text:p>
          </table:table-cell>
          <table:table-cell office:value-type="float" office:value="2521581" table:style-name="ce6">
            <text:p>2.521.581</text:p>
          </table:table-cell>
          <table:table-cell office:value-type="percentage" office:value="0.96267800285568117" table:style-name="ce7">
            <text:p>96,3%</text:p>
          </table:table-cell>
          <table:table-cell office:value-type="float" office:value="1424496" table:style-name="ce5">
            <text:p>1.424.496</text:p>
          </table:table-cell>
          <table:table-cell office:value-type="float" office:value="1171615" table:style-name="ce5">
            <text:p>1.171.615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608780" table:style-name="ce5">
            <text:p>6.608.780</text:p>
          </table:table-cell>
          <table:table-cell office:value-type="float" office:value="1038500" table:style-name="ce5">
            <text:p>1.038.5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9784880" table:style-name="ce6">
            <text:p>9.784.880</text:p>
          </table:table-cell>
          <table:table-cell office:value-type="float" office:value="9275162" table:style-name="ce6">
            <text:p>9.275.162</text:p>
          </table:table-cell>
          <table:table-cell office:value-type="percentage" office:value="0.94790758803378272" table:style-name="ce7">
            <text:p>94,8%</text:p>
          </table:table-cell>
          <table:table-cell office:value-type="float" office:value="5224989" table:style-name="ce5">
            <text:p>5.224.989</text:p>
          </table:table-cell>
          <table:table-cell office:value-type="float" office:value="4544644" table:style-name="ce5">
            <text:p>4.544.644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226230" table:style-name="ce5">
            <text:p>4.226.230</text:p>
          </table:table-cell>
          <table:table-cell office:value-type="float" office:value="670900" table:style-name="ce5">
            <text:p>670.9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6111180" table:style-name="ce6">
            <text:p>6.111.180</text:p>
          </table:table-cell>
          <table:table-cell office:value-type="float" office:value="5990766" table:style-name="ce6">
            <text:p>5.990.766</text:p>
          </table:table-cell>
          <table:table-cell office:value-type="percentage" office:value="0.98029611302563502" table:style-name="ce7">
            <text:p>98,0%</text:p>
          </table:table-cell>
          <table:table-cell office:value-type="float" office:value="3424408" table:style-name="ce5">
            <text:p>3.424.408</text:p>
          </table:table-cell>
          <table:table-cell office:value-type="float" office:value="2907504" table:style-name="ce5">
            <text:p>2.907.504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975275" table:style-name="ce5">
            <text:p>975.275</text:p>
          </table:table-cell>
          <table:table-cell office:value-type="float" office:value="135700" table:style-name="ce5">
            <text:p>135.7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390725" table:style-name="ce6">
            <text:p>1.390.725</text:p>
          </table:table-cell>
          <table:table-cell office:value-type="float" office:value="1411383" table:style-name="ce6">
            <text:p>1.411.383</text:p>
          </table:table-cell>
          <table:table-cell office:value-type="percentage" office:value="1.0148541228495929" table:style-name="ce7">
            <text:p>101,5%</text:p>
          </table:table-cell>
          <table:table-cell office:value-type="float" office:value="779865" table:style-name="ce5">
            <text:p>779.865</text:p>
          </table:table-cell>
          <table:table-cell office:value-type="float" office:value="700901" table:style-name="ce5">
            <text:p>700.901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586985" table:style-name="ce5">
            <text:p>2.586.985</text:p>
          </table:table-cell>
          <table:table-cell office:value-type="float" office:value="358600" table:style-name="ce5">
            <text:p>358.6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672785" table:style-name="ce6">
            <text:p>3.672.785</text:p>
          </table:table-cell>
          <table:table-cell office:value-type="float" office:value="3609372" table:style-name="ce6">
            <text:p>3.609.372</text:p>
          </table:table-cell>
          <table:table-cell office:value-type="percentage" office:value="0.98273435553673849" table:style-name="ce7">
            <text:p>98,3%</text:p>
          </table:table-cell>
          <table:table-cell office:value-type="float" office:value="1990794" table:style-name="ce5">
            <text:p>1.990.794</text:p>
          </table:table-cell>
          <table:table-cell office:value-type="float" office:value="1777089" table:style-name="ce5">
            <text:p>1.777.089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89055" table:style-name="ce5">
            <text:p>289.055</text:p>
          </table:table-cell>
          <table:table-cell office:value-type="float" office:value="40500" table:style-name="ce5">
            <text:p>40.5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06155" table:style-name="ce6">
            <text:p>406.155</text:p>
          </table:table-cell>
          <table:table-cell office:value-type="float" office:value="385238" table:style-name="ce6">
            <text:p>385.238</text:p>
          </table:table-cell>
          <table:table-cell office:value-type="percentage" office:value="0.94849995691300115" table:style-name="ce7">
            <text:p>94,8%</text:p>
          </table:table-cell>
          <table:table-cell office:value-type="float" office:value="222710" table:style-name="ce5">
            <text:p>222.710</text:p>
          </table:table-cell>
          <table:table-cell office:value-type="float" office:value="189221" table:style-name="ce5">
            <text:p>189.221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672085" table:style-name="ce5">
            <text:p>5.672.085</text:p>
          </table:table-cell>
          <table:table-cell office:value-type="float" office:value="983300" table:style-name="ce5">
            <text:p>983.3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8346235" table:style-name="ce6">
            <text:p>8.346.235</text:p>
          </table:table-cell>
          <table:table-cell office:value-type="float" office:value="8071805" table:style-name="ce6">
            <text:p>8.071.805</text:p>
          </table:table-cell>
          <table:table-cell office:value-type="percentage" office:value="0.96711930589062012" table:style-name="ce7">
            <text:p>96,7%</text:p>
          </table:table-cell>
          <table:table-cell office:value-type="float" office:value="4659206" table:style-name="ce5">
            <text:p>4.659.206</text:p>
          </table:table-cell>
          <table:table-cell office:value-type="float" office:value="3991390" table:style-name="ce5">
            <text:p>3.991.390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259645" table:style-name="ce5">
            <text:p>1.259.645</text:p>
          </table:table-cell>
          <table:table-cell office:value-type="float" office:value="229800" table:style-name="ce5">
            <text:p>229.8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837445" table:style-name="ce6">
            <text:p>1.837.445</text:p>
          </table:table-cell>
          <table:table-cell office:value-type="float" office:value="1777757" table:style-name="ce6">
            <text:p>1.777.757</text:p>
          </table:table-cell>
          <table:table-cell office:value-type="percentage" office:value="0.96751576237656089" table:style-name="ce7">
            <text:p>96,8%</text:p>
          </table:table-cell>
          <table:table-cell office:value-type="float" office:value="1036230" table:style-name="ce5">
            <text:p>1.036.230</text:p>
          </table:table-cell>
          <table:table-cell office:value-type="float" office:value="804312" table:style-name="ce5">
            <text:p>804.312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74035" table:style-name="ce5">
            <text:p>574.035</text:p>
          </table:table-cell>
          <table:table-cell office:value-type="float" office:value="89900" table:style-name="ce5">
            <text:p>89.9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842385" table:style-name="ce6">
            <text:p>842.385</text:p>
          </table:table-cell>
          <table:table-cell office:value-type="float" office:value="819168" table:style-name="ce6">
            <text:p>819.168</text:p>
          </table:table-cell>
          <table:table-cell office:value-type="percentage" office:value="0.97243896793034068" table:style-name="ce7">
            <text:p>97,2%</text:p>
          </table:table-cell>
          <table:table-cell office:value-type="float" office:value="456961" table:style-name="ce5">
            <text:p>456.961</text:p>
          </table:table-cell>
          <table:table-cell office:value-type="float" office:value="408574" table:style-name="ce5">
            <text:p>408.574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997010" table:style-name="ce5">
            <text:p>1.997.010</text:p>
          </table:table-cell>
          <table:table-cell office:value-type="float" office:value="280200" table:style-name="ce5">
            <text:p>280.200</text:p>
          </table:table-cell>
          <table:table-cell office:value-type="float" office:value="549600" table:style-name="ce5">
            <text:p>549.600</text:p>
          </table:table-cell>
          <table:table-cell office:value-type="float" office:value="110850" table:style-name="ce5">
            <text:p>110.850</text:p>
          </table:table-cell>
          <table:table-cell office:value-type="float" office:value="2937660" table:style-name="ce6">
            <text:p>2.937.660</text:p>
          </table:table-cell>
          <table:table-cell office:value-type="float" office:value="2801799" table:style-name="ce6">
            <text:p>2.801.799</text:p>
          </table:table-cell>
          <table:table-cell office:value-type="percentage" office:value="0.9537519658503707" table:style-name="ce7">
            <text:p>95,4%</text:p>
          </table:table-cell>
          <table:table-cell office:value-type="float" office:value="1548470" table:style-name="ce5">
            <text:p>1.548.470</text:p>
          </table:table-cell>
          <table:table-cell office:value-type="float" office:value="1409197" table:style-name="ce5">
            <text:p>1.409.197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72180" table:style-name="ce5">
            <text:p>72.180</text:p>
          </table:table-cell>
          <table:table-cell office:value-type="float" office:value="15600" table:style-name="ce5">
            <text:p>15.6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10030" table:style-name="ce6">
            <text:p>110.030</text:p>
          </table:table-cell>
          <table:table-cell office:value-type="float" office:value="94750" table:style-name="ce6">
            <text:p>94.750</text:p>
          </table:table-cell>
          <table:table-cell office:value-type="percentage" office:value="0.86112878305916574" table:style-name="ce7">
            <text:p>86,1%</text:p>
          </table:table-cell>
          <table:table-cell office:value-type="float" office:value="52692" table:style-name="ce5">
            <text:p>52.692</text:p>
          </table:table-cell>
          <table:table-cell office:value-type="float" office:value="47803" table:style-name="ce5">
            <text:p>47.803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72180" table:style-name="ce5">
            <text:p>72.180</text:p>
          </table:table-cell>
          <table:table-cell office:value-type="float" office:value="15400" table:style-name="ce5">
            <text:p>15.4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08430" table:style-name="ce6">
            <text:p>108.430</text:p>
          </table:table-cell>
          <table:table-cell office:value-type="float" office:value="88077" table:style-name="ce6">
            <text:p>88.077</text:p>
          </table:table-cell>
          <table:table-cell office:value-type="percentage" office:value="0.81229364567001749" table:style-name="ce7">
            <text:p>81,2%</text:p>
          </table:table-cell>
          <table:table-cell office:value-type="float" office:value="50303" table:style-name="ce5">
            <text:p>50.303</text:p>
          </table:table-cell>
          <table:table-cell office:value-type="float" office:value="45327" table:style-name="ce5">
            <text:p>45.327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7858" table:style-name="ce6">
            <text:p>167.858</text:p>
          </table:table-cell>
          <table:table-cell office:value-type="percentage" office:value="0.78596980821096796" table:style-name="ce7">
            <text:p>78,6%</text:p>
          </table:table-cell>
          <table:table-cell office:value-type="float" office:value="90675" table:style-name="ce5">
            <text:p>90.675</text:p>
          </table:table-cell>
          <table:table-cell office:value-type="float" office:value="78354" table:style-name="ce5">
            <text:p>78.354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251" table:style-name="ce6">
            <text:p>4.251</text:p>
          </table:table-cell>
          <table:table-cell office:value-type="percentage" office:value="0.61698113207547167" table:style-name="ce7">
            <text:p>61,7%</text:p>
          </table:table-cell>
          <table:table-cell office:value-type="float" office:value="3278" table:style-name="ce5">
            <text:p>3.278</text:p>
          </table:table-cell>
          <table:table-cell office:value-type="float" office:value="2757" table:style-name="ce5">
            <text:p>2.757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1077173" table:style-name="ce11">
            <text:p>41.077.173</text:p>
          </table:table-cell>
          <table:table-cell office:value-type="float" office:value="6647080" table:style-name="ce12">
            <text:p>6.647.080</text:p>
          </table:table-cell>
          <table:table-cell office:value-type="float" office:value="10084400" table:style-name="ce13">
            <text:p>10.084.4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0456988" table:style-name="ce15">
            <text:p>60.456.988</text:p>
          </table:table-cell>
          <table:table-cell office:value-type="float" office:value="58542495" table:style-name="ce15">
            <text:p>58.542.495</text:p>
          </table:table-cell>
          <table:table-cell office:value-type="percentage" office:value="0.96833297417992437" table:style-name="ce16">
            <text:p>96,8%</text:p>
          </table:table-cell>
          <table:table-cell office:value-type="float" office:value="33141450" table:style-name="ce15">
            <text:p>33.141.450</text:p>
          </table:table-cell>
          <table:table-cell office:value-type="float" office:value="28255949" table:style-name="ce15">
            <text:p>28.255.949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53860" table:style-name="ce23">
            <text:p>4.353.860</text:p>
          </table:table-cell>
          <table:table-cell office:value-type="percentage" office:value="0.94032217760911618" table:style-name="ce24">
            <text:p>94,0%</text:p>
          </table:table-cell>
          <table:table-cell office:value-type="float" office:value="4131883" table:style-name="ce23">
            <text:p>4.131.883</text:p>
          </table:table-cell>
          <table:table-cell office:value-type="percentage" office:value="0.89238083452065242" table:style-name="ce24">
            <text:p>89,2%</text:p>
          </table:table-cell>
          <table:table-cell office:value-type="date" office:date-value="2021-08-05T00:00:00" table:style-name="ce25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8936" table:style-name="ce5">
            <text:p>728.936</text:p>
          </table:table-cell>
          <table:table-cell office:value-type="percentage" office:value="0.92582347098704754" table:style-name="ce26">
            <text:p>92,6%</text:p>
          </table:table-cell>
          <table:table-cell office:value-type="float" office:value="705065" table:style-name="ce5">
            <text:p>705.065</text:p>
          </table:table-cell>
          <table:table-cell office:value-type="percentage" office:value="0.89550485306183625" table:style-name="ce26">
            <text:p>89,6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1717" table:style-name="ce5">
            <text:p>641.717</text:p>
          </table:table-cell>
          <table:table-cell office:value-type="percentage" office:value="0.94877322155936517" table:style-name="ce26">
            <text:p>94,9%</text:p>
          </table:table-cell>
          <table:table-cell office:value-type="float" office:value="627973" table:style-name="ce5">
            <text:p>627.973</text:p>
          </table:table-cell>
          <table:table-cell office:value-type="percentage" office:value="0.92845283242036469" table:style-name="ce26">
            <text:p>92,8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36441" table:style-name="ce5">
            <text:p>536.441</text:p>
          </table:table-cell>
          <table:table-cell office:value-type="percentage" office:value="0.86626414192469048" table:style-name="ce26">
            <text:p>86,6%</text:p>
          </table:table-cell>
          <table:table-cell office:value-type="float" office:value="517297" table:style-name="ce5">
            <text:p>517.297</text:p>
          </table:table-cell>
          <table:table-cell office:value-type="percentage" office:value="0.83534972499345994" table:style-name="ce26">
            <text:p>83,5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69932" table:style-name="ce5">
            <text:p>1.069.932</text:p>
          </table:table-cell>
          <table:table-cell office:value-type="percentage" office:value="0.87822079217266757" table:style-name="ce26">
            <text:p>87,8%</text:p>
          </table:table-cell>
          <table:table-cell office:value-type="float" office:value="1022595" table:style-name="ce5">
            <text:p>1.022.595</text:p>
          </table:table-cell>
          <table:table-cell office:value-type="percentage" office:value="0.83936567087610148" table:style-name="ce26">
            <text:p>83,9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7988" table:style-name="ce5">
            <text:p>337.988</text:p>
          </table:table-cell>
          <table:table-cell office:value-type="percentage" office:value="0.9409832231768499" table:style-name="ce26">
            <text:p>94,1%</text:p>
          </table:table-cell>
          <table:table-cell office:value-type="float" office:value="328723" table:style-name="ce5">
            <text:p>328.723</text:p>
          </table:table-cell>
          <table:table-cell office:value-type="percentage" office:value="0.91518878798171421" table:style-name="ce26">
            <text:p>91,5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48219" table:style-name="ce5">
            <text:p>1.448.219</text:p>
          </table:table-cell>
          <table:table-cell office:value-type="percentage" office:value="0.94523738971178539" table:style-name="ce26">
            <text:p>94,5%</text:p>
          </table:table-cell>
          <table:table-cell office:value-type="float" office:value="1409516" table:style-name="ce5">
            <text:p>1.409.516</text:p>
          </table:table-cell>
          <table:table-cell office:value-type="percentage" office:value="0.9199763465311509" table:style-name="ce26">
            <text:p>92,0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68937" table:style-name="ce5">
            <text:p>1.068.937</text:p>
          </table:table-cell>
          <table:table-cell office:value-type="percentage" office:value="0.92884651145007657" table:style-name="ce26">
            <text:p>92,9%</text:p>
          </table:table-cell>
          <table:table-cell office:value-type="float" office:value="986541" table:style-name="ce5">
            <text:p>986.541</text:p>
          </table:table-cell>
          <table:table-cell office:value-type="percentage" office:value="0.85724899245930297" table:style-name="ce26">
            <text:p>85,7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82143" table:style-name="ce5">
            <text:p>3.882.143</text:p>
          </table:table-cell>
          <table:table-cell office:value-type="percentage" office:value="0.89685734925808691" table:style-name="ce26">
            <text:p>89,7%</text:p>
          </table:table-cell>
          <table:table-cell office:value-type="float" office:value="3731551" table:style-name="ce5">
            <text:p>3.731.551</text:p>
          </table:table-cell>
          <table:table-cell office:value-type="percentage" office:value="0.86206740413255345" table:style-name="ce26">
            <text:p>86,2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03519" table:style-name="ce5">
            <text:p>2.703.519</text:p>
          </table:table-cell>
          <table:table-cell office:value-type="percentage" office:value="0.93255567440703713" table:style-name="ce26">
            <text:p>93,3%</text:p>
          </table:table-cell>
          <table:table-cell office:value-type="float" office:value="2632775" table:style-name="ce5">
            <text:p>2.632.775</text:p>
          </table:table-cell>
          <table:table-cell office:value-type="percentage" office:value="0.90815313881166992" table:style-name="ce26">
            <text:p>90,8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7044" table:style-name="ce5">
            <text:p>607.044</text:p>
          </table:table-cell>
          <table:table-cell office:value-type="percentage" office:value="0.97613075023155293" table:style-name="ce26">
            <text:p>97,6%</text:p>
          </table:table-cell>
          <table:table-cell office:value-type="float" office:value="595087" table:style-name="ce5">
            <text:p>595.087</text:p>
          </table:table-cell>
          <table:table-cell office:value-type="percentage" office:value="0.95690381547802816" table:style-name="ce26">
            <text:p>95,7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47841" table:style-name="ce5">
            <text:p>1.647.841</text:p>
          </table:table-cell>
          <table:table-cell office:value-type="percentage" office:value="0.95799083891004078" table:style-name="ce26">
            <text:p>95,8%</text:p>
          </table:table-cell>
          <table:table-cell office:value-type="float" office:value="1620896" table:style-name="ce5">
            <text:p>1.620.896</text:p>
          </table:table-cell>
          <table:table-cell office:value-type="percentage" office:value="0.94232606108594785" table:style-name="ce26">
            <text:p>94,2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8437" table:style-name="ce5">
            <text:p>178.437</text:p>
          </table:table-cell>
          <table:table-cell office:value-type="percentage" office:value="0.94580755959101248" table:style-name="ce26">
            <text:p>94,6%</text:p>
          </table:table-cell>
          <table:table-cell office:value-type="float" office:value="170827" table:style-name="ce5">
            <text:p>170.827</text:p>
          </table:table-cell>
          <table:table-cell office:value-type="percentage" office:value="0.9054706590127265" table:style-name="ce26">
            <text:p>90,5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45599" table:style-name="ce5">
            <text:p>3.445.599</text:p>
          </table:table-cell>
          <table:table-cell office:value-type="percentage" office:value="0.92318877469000182" table:style-name="ce26">
            <text:p>92,3%</text:p>
          </table:table-cell>
          <table:table-cell office:value-type="float" office:value="3336035" table:style-name="ce5">
            <text:p>3.336.035</text:p>
          </table:table-cell>
          <table:table-cell office:value-type="percentage" office:value="0.89383299216564671" table:style-name="ce26">
            <text:p>89,4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40474" table:style-name="ce5">
            <text:p>740.474</text:p>
          </table:table-cell>
          <table:table-cell office:value-type="percentage" office:value="0.94089139406753819" table:style-name="ce26">
            <text:p>94,1%</text:p>
          </table:table-cell>
          <table:table-cell office:value-type="float" office:value="684536" table:style-name="ce5">
            <text:p>684.536</text:p>
          </table:table-cell>
          <table:table-cell office:value-type="percentage" office:value="0.86981316201435344" table:style-name="ce26">
            <text:p>87,0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8889" table:style-name="ce5">
            <text:p>348.889</text:p>
          </table:table-cell>
          <table:table-cell office:value-type="percentage" office:value="0.92913677303208009" table:style-name="ce26">
            <text:p>92,9%</text:p>
          </table:table-cell>
          <table:table-cell office:value-type="float" office:value="340992" table:style-name="ce5">
            <text:p>340.992</text:p>
          </table:table-cell>
          <table:table-cell office:value-type="percentage" office:value="0.908106035185274" table:style-name="ce26">
            <text:p>90,8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63548" table:style-name="ce5">
            <text:p>1.263.548</text:p>
          </table:table-cell>
          <table:table-cell office:value-type="percentage" office:value="0.93370675258265223" table:style-name="ce26">
            <text:p>93,4%</text:p>
          </table:table-cell>
          <table:table-cell office:value-type="float" office:value="1241999" table:style-name="ce5">
            <text:p>1.241.999</text:p>
          </table:table-cell>
          <table:table-cell office:value-type="percentage" office:value="0.91778298331436681" table:style-name="ce26">
            <text:p>91,8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892" table:style-name="ce5">
            <text:p>33.892</text:p>
          </table:table-cell>
          <table:table-cell office:value-type="percentage" office:value="0.86951613730822519" table:style-name="ce26">
            <text:p>87,0%</text:p>
          </table:table-cell>
          <table:table-cell office:value-type="float" office:value="32653" table:style-name="ce5">
            <text:p>32.653</text:p>
          </table:table-cell>
          <table:table-cell office:value-type="percentage" office:value="0.83772897531941093" table:style-name="ce26">
            <text:p>83,8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023" table:style-name="ce5">
            <text:p>31.023</text:p>
          </table:table-cell>
          <table:table-cell office:value-type="percentage" office:value="0.83339153794492948" table:style-name="ce26">
            <text:p>83,3%</text:p>
          </table:table-cell>
          <table:table-cell office:value-type="float" office:value="30124" table:style-name="ce5">
            <text:p>30.124</text:p>
          </table:table-cell>
          <table:table-cell office:value-type="percentage" office:value="0.80924110141034256" table:style-name="ce26">
            <text:p>80,9%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713" table:style-name="ce5">
            <text:p>34.713</text:p>
          </table:table-cell>
          <table:table-cell office:value-type="string" table:style-name="ce26">
            <text:p>-</text:p>
          </table:table-cell>
          <table:table-cell office:value-type="float" office:value="31357" table:style-name="ce5">
            <text:p>31.357</text:p>
          </table:table-cell>
          <table:table-cell office:value-type="string" table:style-name="ce26">
            <text:p>-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414" table:style-name="ce5">
            <text:p>1.414</text:p>
          </table:table-cell>
          <table:table-cell office:value-type="string" table:style-name="ce26">
            <text:p>-</text:p>
          </table:table-cell>
          <table:table-cell office:value-type="float" office:value="1292" table:style-name="ce5">
            <text:p>1.292</text:p>
          </table:table-cell>
          <table:table-cell office:value-type="string" table:style-name="ce26">
            <text:p>-</text:p>
          </table:table-cell>
          <table:table-cell office:value-type="date" office:date-value="2021-08-05T00:00:00" table:style-name="ce8">
            <text:p>05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104566" table:style-name="ce15">
            <text:p>25.104.566</text:p>
          </table:table-cell>
          <table:table-cell office:value-type="percentage" office:value="0.92787089993538607" table:style-name="ce16">
            <text:p>92,8%</text:p>
          </table:table-cell>
          <table:table-cell office:value-type="float" office:value="24179717" table:style-name="ce15">
            <text:p>24.179.717</text:p>
          </table:table-cell>
          <table:table-cell office:value-type="percentage" office:value="0.89368825467737445" table:style-name="ce16">
            <text:p>89,4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705" table:style-name="ce35">
            <text:p>432.705</text:p>
          </table:table-cell>
          <table:table-cell office:value-type="percentage" office:value="1" table:style-name="ce36">
            <text:p>100,0%</text:p>
          </table:table-cell>
          <table:table-cell office:value-type="float" office:value="650617" table:style-name="ce35">
            <text:p>650.617</text:p>
          </table:table-cell>
          <table:table-cell office:value-type="percentage" office:value="1" table:style-name="ce36">
            <text:p>100,0%</text:p>
          </table:table-cell>
          <table:table-cell office:value-type="float" office:value="910553" table:style-name="ce35">
            <text:p>910.553</text:p>
          </table:table-cell>
          <table:table-cell office:value-type="percentage" office:value="0.99389399299457404" table:style-name="ce36">
            <text:p>99,4%</text:p>
          </table:table-cell>
          <table:table-cell office:value-type="float" office:value="1178218" table:style-name="ce35">
            <text:p>1.178.218</text:p>
          </table:table-cell>
          <table:table-cell office:value-type="percentage" office:value="0.93138216677825902" table:style-name="ce36">
            <text:p>93,1%</text:p>
          </table:table-cell>
          <table:table-cell office:value-type="float" office:value="1181767" table:style-name="ce35">
            <text:p>1.181.767</text:p>
          </table:table-cell>
          <table:table-cell office:value-type="percentage" office:value="0.85319114527757278" table:style-name="ce36">
            <text:p>85,3%</text:p>
          </table:table-cell>
          <table:table-cell office:value-type="float" office:value="821502" table:style-name="ce35">
            <text:p>821.502</text:p>
          </table:table-cell>
          <table:table-cell office:value-type="percentage" office:value="0.72047864573147047" table:style-name="ce36">
            <text:p>72,0%</text:p>
          </table:table-cell>
          <table:table-cell office:value-type="float" office:value="590096" table:style-name="ce35">
            <text:p>590.096</text:p>
          </table:table-cell>
          <table:table-cell office:value-type="percentage" office:value="0.6354191792150512" table:style-name="ce36">
            <text:p>63,5%</text:p>
          </table:table-cell>
          <table:table-cell office:value-type="float" office:value="192735" table:style-name="ce35">
            <text:p>192.735</text:p>
          </table:table-cell>
          <table:table-cell office:value-type="percentage" office:value="0.25598779132084043" table:style-name="ce36">
            <text:p>25,6%</text:p>
          </table:table-cell>
          <table:table-cell office:value-type="float" office:value="5958193" table:style-name="ce35">
            <text:p>5.958.19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995454896185239" table:style-name="ce36">
            <text:p>80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47" table:style-name="ce38">
            <text:p>100.947</text:p>
          </table:table-cell>
          <table:table-cell office:value-type="percentage" office:value="1" table:style-name="ce39">
            <text:p>100,0%</text:p>
          </table:table-cell>
          <table:table-cell office:value-type="float" office:value="118649" table:style-name="ce38">
            <text:p>118.649</text:p>
          </table:table-cell>
          <table:table-cell office:value-type="percentage" office:value="0.99742759867176667" table:style-name="ce39">
            <text:p>99,7%</text:p>
          </table:table-cell>
          <table:table-cell office:value-type="float" office:value="151718" table:style-name="ce38">
            <text:p>151.718</text:p>
          </table:table-cell>
          <table:table-cell office:value-type="percentage" office:value="0.97026866282527646" table:style-name="ce39">
            <text:p>97,0%</text:p>
          </table:table-cell>
          <table:table-cell office:value-type="float" office:value="179840" table:style-name="ce38">
            <text:p>179.840</text:p>
          </table:table-cell>
          <table:table-cell office:value-type="percentage" office:value="0.90706424702167798" table:style-name="ce39">
            <text:p>90,7%</text:p>
          </table:table-cell>
          <table:table-cell office:value-type="float" office:value="177782" table:style-name="ce38">
            <text:p>177.782</text:p>
          </table:table-cell>
          <table:table-cell office:value-type="percentage" office:value="0.82711230419227422" table:style-name="ce39">
            <text:p>82,7%</text:p>
          </table:table-cell>
          <table:table-cell office:value-type="float" office:value="110261" table:style-name="ce38">
            <text:p>110.261</text:p>
          </table:table-cell>
          <table:table-cell office:value-type="percentage" office:value="0.67115274582131157" table:style-name="ce39">
            <text:p>67,1%</text:p>
          </table:table-cell>
          <table:table-cell office:value-type="float" office:value="80403" table:style-name="ce38">
            <text:p>80.403</text:p>
          </table:table-cell>
          <table:table-cell office:value-type="percentage" office:value="0.61658269491798379" table:style-name="ce39">
            <text:p>61,7%</text:p>
          </table:table-cell>
          <table:table-cell office:value-type="float" office:value="32464" table:style-name="ce38">
            <text:p>32.464</text:p>
          </table:table-cell>
          <table:table-cell office:value-type="percentage" office:value="0.31485127389461637" table:style-name="ce39">
            <text:p>31,5%</text:p>
          </table:table-cell>
          <table:table-cell office:value-type="float" office:value="952064" table:style-name="ce38">
            <text:p>952.064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0333869418985537" table:style-name="ce39">
            <text:p>8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75" table:style-name="ce38">
            <text:p>88.675</text:p>
          </table:table-cell>
          <table:table-cell office:value-type="percentage" office:value="1" table:style-name="ce39">
            <text:p>100,0%</text:p>
          </table:table-cell>
          <table:table-cell office:value-type="float" office:value="113891" table:style-name="ce38">
            <text:p>113.891</text:p>
          </table:table-cell>
          <table:table-cell office:value-type="percentage" office:value="1" table:style-name="ce39">
            <text:p>100,0%</text:p>
          </table:table-cell>
          <table:table-cell office:value-type="float" office:value="145512" table:style-name="ce38">
            <text:p>145.512</text:p>
          </table:table-cell>
          <table:table-cell office:value-type="percentage" office:value="0.97233581910031275" table:style-name="ce39">
            <text:p>97,2%</text:p>
          </table:table-cell>
          <table:table-cell office:value-type="float" office:value="149304" table:style-name="ce38">
            <text:p>149.304</text:p>
          </table:table-cell>
          <table:table-cell office:value-type="percentage" office:value="0.9179747302407083" table:style-name="ce39">
            <text:p>91,8%</text:p>
          </table:table-cell>
          <table:table-cell office:value-type="float" office:value="144335" table:style-name="ce38">
            <text:p>144.335</text:p>
          </table:table-cell>
          <table:table-cell office:value-type="percentage" office:value="0.86431766600995252" table:style-name="ce39">
            <text:p>86,4%</text:p>
          </table:table-cell>
          <table:table-cell office:value-type="float" office:value="81502" table:style-name="ce38">
            <text:p>81.502</text:p>
          </table:table-cell>
          <table:table-cell office:value-type="percentage" office:value="0.71211260714192104" table:style-name="ce39">
            <text:p>71,2%</text:p>
          </table:table-cell>
          <table:table-cell office:value-type="float" office:value="50932" table:style-name="ce38">
            <text:p>50.932</text:p>
          </table:table-cell>
          <table:table-cell office:value-type="percentage" office:value="0.64380427500600423" table:style-name="ce39">
            <text:p>64,4%</text:p>
          </table:table-cell>
          <table:table-cell office:value-type="float" office:value="17835" table:style-name="ce38">
            <text:p>17.835</text:p>
          </table:table-cell>
          <table:table-cell office:value-type="percentage" office:value="0.27867187500000001" table:style-name="ce39">
            <text:p>27,9%</text:p>
          </table:table-cell>
          <table:table-cell office:value-type="float" office:value="791986" table:style-name="ce38">
            <text:p>791.98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4801702916823263" table:style-name="ce39">
            <text:p>8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058" table:style-name="ce38">
            <text:p>51.058</text:p>
          </table:table-cell>
          <table:table-cell office:value-type="percentage" office:value="1" table:style-name="ce39">
            <text:p>100,0%</text:p>
          </table:table-cell>
          <table:table-cell office:value-type="float" office:value="78361" table:style-name="ce38">
            <text:p>78.361</text:p>
          </table:table-cell>
          <table:table-cell office:value-type="percentage" office:value="0.97323513338963685" table:style-name="ce39">
            <text:p>97,3%</text:p>
          </table:table-cell>
          <table:table-cell office:value-type="float" office:value="106828" table:style-name="ce38">
            <text:p>106.828</text:p>
          </table:table-cell>
          <table:table-cell office:value-type="percentage" office:value="0.91126067337137784" table:style-name="ce39">
            <text:p>91,1%</text:p>
          </table:table-cell>
          <table:table-cell office:value-type="float" office:value="143868" table:style-name="ce38">
            <text:p>143.868</text:p>
          </table:table-cell>
          <table:table-cell office:value-type="percentage" office:value="0.8677358456425629" table:style-name="ce39">
            <text:p>86,8%</text:p>
          </table:table-cell>
          <table:table-cell office:value-type="float" office:value="156326" table:style-name="ce38">
            <text:p>156.326</text:p>
          </table:table-cell>
          <table:table-cell office:value-type="percentage" office:value="0.75823099159924723" table:style-name="ce39">
            <text:p>75,8%</text:p>
          </table:table-cell>
          <table:table-cell office:value-type="float" office:value="109840" table:style-name="ce38">
            <text:p>109.840</text:p>
          </table:table-cell>
          <table:table-cell office:value-type="percentage" office:value="0.60289702338805728" table:style-name="ce39">
            <text:p>60,3%</text:p>
          </table:table-cell>
          <table:table-cell office:value-type="float" office:value="80348" table:style-name="ce38">
            <text:p>80.348</text:p>
          </table:table-cell>
          <table:table-cell office:value-type="percentage" office:value="0.58247669310289829" table:style-name="ce39">
            <text:p>58,2%</text:p>
          </table:table-cell>
          <table:table-cell office:value-type="float" office:value="52689" table:style-name="ce38">
            <text:p>52.689</text:p>
          </table:table-cell>
          <table:table-cell office:value-type="percentage" office:value="0.5518328445747801" table:style-name="ce39">
            <text:p>55,2%</text:p>
          </table:table-cell>
          <table:table-cell office:value-type="float" office:value="779318" table:style-name="ce38">
            <text:p>779.31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5306102136796327" table:style-name="ce39">
            <text:p>7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267" table:style-name="ce38">
            <text:p>92.267</text:p>
          </table:table-cell>
          <table:table-cell office:value-type="percentage" office:value="1" table:style-name="ce39">
            <text:p>100,0%</text:p>
          </table:table-cell>
          <table:table-cell office:value-type="float" office:value="149774" table:style-name="ce38">
            <text:p>149.774</text:p>
          </table:table-cell>
          <table:table-cell office:value-type="percentage" office:value="0.96921653260510832" table:style-name="ce39">
            <text:p>96,9%</text:p>
          </table:table-cell>
          <table:table-cell office:value-type="float" office:value="218382" table:style-name="ce38">
            <text:p>218.382</text:p>
          </table:table-cell>
          <table:table-cell office:value-type="percentage" office:value="0.92892144351998363" table:style-name="ce39">
            <text:p>92,9%</text:p>
          </table:table-cell>
          <table:table-cell office:value-type="float" office:value="310519" table:style-name="ce38">
            <text:p>310.519</text:p>
          </table:table-cell>
          <table:table-cell office:value-type="percentage" office:value="0.88590119596476014" table:style-name="ce39">
            <text:p>88,6%</text:p>
          </table:table-cell>
          <table:table-cell office:value-type="float" office:value="298990" table:style-name="ce38">
            <text:p>298.990</text:p>
          </table:table-cell>
          <table:table-cell office:value-type="percentage" office:value="0.77074375393118244" table:style-name="ce39">
            <text:p>77,1%</text:p>
          </table:table-cell>
          <table:table-cell office:value-type="float" office:value="203069" table:style-name="ce38">
            <text:p>203.069</text:p>
          </table:table-cell>
          <table:table-cell office:value-type="percentage" office:value="0.65309358256092931" table:style-name="ce39">
            <text:p>65,3%</text:p>
          </table:table-cell>
          <table:table-cell office:value-type="float" office:value="156585" table:style-name="ce38">
            <text:p>156.585</text:p>
          </table:table-cell>
          <table:table-cell office:value-type="percentage" office:value="0.62199103865770533" table:style-name="ce39">
            <text:p>62,2%</text:p>
          </table:table-cell>
          <table:table-cell office:value-type="float" office:value="86932" table:style-name="ce38">
            <text:p>86.932</text:p>
          </table:table-cell>
          <table:table-cell office:value-type="percentage" office:value="0.48350083705512326" table:style-name="ce39">
            <text:p>48,4%</text:p>
          </table:table-cell>
          <table:table-cell office:value-type="float" office:value="1516518" table:style-name="ce38">
            <text:p>1.516.51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7342824823258571" table:style-name="ce39">
            <text:p>77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03" table:style-name="ce38">
            <text:p>42.303</text:p>
          </table:table-cell>
          <table:table-cell office:value-type="percentage" office:value="1" table:style-name="ce39">
            <text:p>100,0%</text:p>
          </table:table-cell>
          <table:table-cell office:value-type="float" office:value="55860" table:style-name="ce38">
            <text:p>55.860</text:p>
          </table:table-cell>
          <table:table-cell office:value-type="percentage" office:value="1" table:style-name="ce39">
            <text:p>100,0%</text:p>
          </table:table-cell>
          <table:table-cell office:value-type="float" office:value="75375" table:style-name="ce38">
            <text:p>75.375</text:p>
          </table:table-cell>
          <table:table-cell office:value-type="percentage" office:value="0.9745297045704312" table:style-name="ce39">
            <text:p>97,5%</text:p>
          </table:table-cell>
          <table:table-cell office:value-type="float" office:value="81800" table:style-name="ce38">
            <text:p>81.800</text:p>
          </table:table-cell>
          <table:table-cell office:value-type="percentage" office:value="0.9092525899248588" table:style-name="ce39">
            <text:p>90,9%</text:p>
          </table:table-cell>
          <table:table-cell office:value-type="float" office:value="82650" table:style-name="ce38">
            <text:p>82.650</text:p>
          </table:table-cell>
          <table:table-cell office:value-type="percentage" office:value="0.84535998118012867" table:style-name="ce39">
            <text:p>84,5%</text:p>
          </table:table-cell>
          <table:table-cell office:value-type="float" office:value="45445" table:style-name="ce38">
            <text:p>45.445</text:p>
          </table:table-cell>
          <table:table-cell office:value-type="percentage" office:value="0.64485689554864989" table:style-name="ce39">
            <text:p>64,5%</text:p>
          </table:table-cell>
          <table:table-cell office:value-type="float" office:value="18928" table:style-name="ce38">
            <text:p>18.928</text:p>
          </table:table-cell>
          <table:table-cell office:value-type="percentage" office:value="0.37477477477477478" table:style-name="ce39">
            <text:p>37,5%</text:p>
          </table:table-cell>
          <table:table-cell office:value-type="float" office:value="835" table:style-name="ce38">
            <text:p>835</text:p>
          </table:table-cell>
          <table:table-cell office:value-type="percentage" office:value="1.8993244319086503E-2" table:style-name="ce39">
            <text:p>1,9%</text:p>
          </table:table-cell>
          <table:table-cell office:value-type="float" office:value="403196" table:style-name="ce38">
            <text:p>403.19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6927156967681498" table:style-name="ce39">
            <text:p>7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858" table:style-name="ce38">
            <text:p>228.858</text:p>
          </table:table-cell>
          <table:table-cell office:value-type="percentage" office:value="1" table:style-name="ce39">
            <text:p>100,0%</text:p>
          </table:table-cell>
          <table:table-cell office:value-type="float" office:value="249543" table:style-name="ce38">
            <text:p>249.543</text:p>
          </table:table-cell>
          <table:table-cell office:value-type="percentage" office:value="1" table:style-name="ce39">
            <text:p>100,0%</text:p>
          </table:table-cell>
          <table:table-cell office:value-type="float" office:value="315514" table:style-name="ce38">
            <text:p>315.514</text:p>
          </table:table-cell>
          <table:table-cell office:value-type="percentage" office:value="0.99039158753825629" table:style-name="ce39">
            <text:p>99,0%</text:p>
          </table:table-cell>
          <table:table-cell office:value-type="float" office:value="344694" table:style-name="ce38">
            <text:p>344.694</text:p>
          </table:table-cell>
          <table:table-cell office:value-type="percentage" office:value="0.90429330360070836" table:style-name="ce39">
            <text:p>90,4%</text:p>
          </table:table-cell>
          <table:table-cell office:value-type="float" office:value="309610" table:style-name="ce38">
            <text:p>309.610</text:p>
          </table:table-cell>
          <table:table-cell office:value-type="percentage" office:value="0.852204070959662" table:style-name="ce39">
            <text:p>85,2%</text:p>
          </table:table-cell>
          <table:table-cell office:value-type="float" office:value="196226" table:style-name="ce38">
            <text:p>196.226</text:p>
          </table:table-cell>
          <table:table-cell office:value-type="percentage" office:value="0.7327799001430263" table:style-name="ce39">
            <text:p>73,3%</text:p>
          </table:table-cell>
          <table:table-cell office:value-type="float" office:value="119413" table:style-name="ce38">
            <text:p>119.413</text:p>
          </table:table-cell>
          <table:table-cell office:value-type="percentage" office:value="0.56592229604845357" table:style-name="ce39">
            <text:p>56,6%</text:p>
          </table:table-cell>
          <table:table-cell office:value-type="float" office:value="11240" table:style-name="ce38">
            <text:p>11.240</text:p>
          </table:table-cell>
          <table:table-cell office:value-type="percentage" office:value="6.7980307483881897E-2" table:style-name="ce39">
            <text:p>6,8%</text:p>
          </table:table-cell>
          <table:table-cell office:value-type="float" office:value="1775098" table:style-name="ce38">
            <text:p>1.775.09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1566711223373389" table:style-name="ce39">
            <text:p>81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56" table:style-name="ce38">
            <text:p>137.556</text:p>
          </table:table-cell>
          <table:table-cell office:value-type="percentage" office:value="1" table:style-name="ce39">
            <text:p>100,0%</text:p>
          </table:table-cell>
          <table:table-cell office:value-type="float" office:value="157735" table:style-name="ce38">
            <text:p>157.735</text:p>
          </table:table-cell>
          <table:table-cell office:value-type="percentage" office:value="0.99141425886700896" table:style-name="ce39">
            <text:p>99,1%</text:p>
          </table:table-cell>
          <table:table-cell office:value-type="float" office:value="218498" table:style-name="ce38">
            <text:p>218.498</text:p>
          </table:table-cell>
          <table:table-cell office:value-type="percentage" office:value="1" table:style-name="ce39">
            <text:p>100,0%</text:p>
          </table:table-cell>
          <table:table-cell office:value-type="float" office:value="280659" table:style-name="ce38">
            <text:p>280.659</text:p>
          </table:table-cell>
          <table:table-cell office:value-type="percentage" office:value="0.91277749952842158" table:style-name="ce39">
            <text:p>91,3%</text:p>
          </table:table-cell>
          <table:table-cell office:value-type="float" office:value="274489" table:style-name="ce38">
            <text:p>274.489</text:p>
          </table:table-cell>
          <table:table-cell office:value-type="percentage" office:value="0.83026270020114634" table:style-name="ce39">
            <text:p>83,0%</text:p>
          </table:table-cell>
          <table:table-cell office:value-type="float" office:value="186497" table:style-name="ce38">
            <text:p>186.497</text:p>
          </table:table-cell>
          <table:table-cell office:value-type="percentage" office:value="0.7013775803776594" table:style-name="ce39">
            <text:p>70,1%</text:p>
          </table:table-cell>
          <table:table-cell office:value-type="float" office:value="138694" table:style-name="ce38">
            <text:p>138.694</text:p>
          </table:table-cell>
          <table:table-cell office:value-type="percentage" office:value="0.63595137764857468" table:style-name="ce39">
            <text:p>63,6%</text:p>
          </table:table-cell>
          <table:table-cell office:value-type="float" office:value="30368" table:style-name="ce38">
            <text:p>30.368</text:p>
          </table:table-cell>
          <table:table-cell office:value-type="percentage" office:value="0.17455682523624491" table:style-name="ce39">
            <text:p>17,5%</text:p>
          </table:table-cell>
          <table:table-cell office:value-type="float" office:value="1424496" table:style-name="ce38">
            <text:p>1.424.496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8754345460817876" table:style-name="ce39">
            <text:p>7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141" table:style-name="ce38">
            <text:p>457.141</text:p>
          </table:table-cell>
          <table:table-cell office:value-type="percentage" office:value="1" table:style-name="ce39">
            <text:p>100,0%</text:p>
          </table:table-cell>
          <table:table-cell office:value-type="float" office:value="614399" table:style-name="ce38">
            <text:p>614.399</text:p>
          </table:table-cell>
          <table:table-cell office:value-type="percentage" office:value="0.96711276074623953" table:style-name="ce39">
            <text:p>96,7%</text:p>
          </table:table-cell>
          <table:table-cell office:value-type="float" office:value="781040" table:style-name="ce38">
            <text:p>781.040</text:p>
          </table:table-cell>
          <table:table-cell office:value-type="percentage" office:value="0.93249154711646831" table:style-name="ce39">
            <text:p>93,2%</text:p>
          </table:table-cell>
          <table:table-cell office:value-type="float" office:value="979763" table:style-name="ce38">
            <text:p>979.763</text:p>
          </table:table-cell>
          <table:table-cell office:value-type="percentage" office:value="0.89739965927201448" table:style-name="ce39">
            <text:p>89,7%</text:p>
          </table:table-cell>
          <table:table-cell office:value-type="float" office:value="1049800" table:style-name="ce38">
            <text:p>1.049.800</text:p>
          </table:table-cell>
          <table:table-cell office:value-type="percentage" office:value="0.79726296843376332" table:style-name="ce39">
            <text:p>79,7%</text:p>
          </table:table-cell>
          <table:table-cell office:value-type="float" office:value="649177" table:style-name="ce38">
            <text:p>649.177</text:p>
          </table:table-cell>
          <table:table-cell office:value-type="percentage" office:value="0.62142895433120315" table:style-name="ce39">
            <text:p>62,1%</text:p>
          </table:table-cell>
          <table:table-cell office:value-type="float" office:value="482430" table:style-name="ce38">
            <text:p>482.430</text:p>
          </table:table-cell>
          <table:table-cell office:value-type="percentage" office:value="0.57505051046862987" table:style-name="ce39">
            <text:p>57,5%</text:p>
          </table:table-cell>
          <table:table-cell office:value-type="float" office:value="211239" table:style-name="ce38">
            <text:p>211.239</text:p>
          </table:table-cell>
          <table:table-cell office:value-type="percentage" office:value="0.32192920693848814" table:style-name="ce39">
            <text:p>32,2%</text:p>
          </table:table-cell>
          <table:table-cell office:value-type="float" office:value="5224989" table:style-name="ce38">
            <text:p>5.224.989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6073312988835762" table:style-name="ce39">
            <text:p>7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893" table:style-name="ce38">
            <text:p>295.893</text:p>
          </table:table-cell>
          <table:table-cell office:value-type="percentage" office:value="1" table:style-name="ce39">
            <text:p>100,0%</text:p>
          </table:table-cell>
          <table:table-cell office:value-type="float" office:value="431780" table:style-name="ce38">
            <text:p>431.780</text:p>
          </table:table-cell>
          <table:table-cell office:value-type="percentage" office:value="0.98610977888010376" table:style-name="ce39">
            <text:p>98,6%</text:p>
          </table:table-cell>
          <table:table-cell office:value-type="float" office:value="555178" table:style-name="ce38">
            <text:p>555.178</text:p>
          </table:table-cell>
          <table:table-cell office:value-type="percentage" office:value="0.95600349905635684" table:style-name="ce39">
            <text:p>95,6%</text:p>
          </table:table-cell>
          <table:table-cell office:value-type="float" office:value="701138" table:style-name="ce38">
            <text:p>701.138</text:p>
          </table:table-cell>
          <table:table-cell office:value-type="percentage" office:value="0.93195043690701207" table:style-name="ce39">
            <text:p>93,2%</text:p>
          </table:table-cell>
          <table:table-cell office:value-type="float" office:value="719530" table:style-name="ce38">
            <text:p>719.530</text:p>
          </table:table-cell>
          <table:table-cell office:value-type="percentage" office:value="0.8449273592394444" table:style-name="ce39">
            <text:p>84,5%</text:p>
          </table:table-cell>
          <table:table-cell office:value-type="float" office:value="443782" table:style-name="ce38">
            <text:p>443.782</text:p>
          </table:table-cell>
          <table:table-cell office:value-type="percentage" office:value="0.68404754307840043" table:style-name="ce39">
            <text:p>68,4%</text:p>
          </table:table-cell>
          <table:table-cell office:value-type="float" office:value="270712" table:style-name="ce38">
            <text:p>270.712</text:p>
          </table:table-cell>
          <table:table-cell office:value-type="percentage" office:value="0.52450758148204124" table:style-name="ce39">
            <text:p>52,5%</text:p>
          </table:table-cell>
          <table:table-cell office:value-type="float" office:value="6395" table:style-name="ce38">
            <text:p>6.395</text:p>
          </table:table-cell>
          <table:table-cell office:value-type="percentage" office:value="1.5063682039709703E-2" table:style-name="ce39">
            <text:p>1,5%</text:p>
          </table:table-cell>
          <table:table-cell office:value-type="float" office:value="3424408" table:style-name="ce38">
            <text:p>3.424.40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6293623268030297" table:style-name="ce39">
            <text:p>7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89" table:style-name="ce38">
            <text:p>78.089</text:p>
          </table:table-cell>
          <table:table-cell office:value-type="percentage" office:value="1" table:style-name="ce39">
            <text:p>100,0%</text:p>
          </table:table-cell>
          <table:table-cell office:value-type="float" office:value="95715" table:style-name="ce38">
            <text:p>95.715</text:p>
          </table:table-cell>
          <table:table-cell office:value-type="percentage" office:value="1" table:style-name="ce39">
            <text:p>100,0%</text:p>
          </table:table-cell>
          <table:table-cell office:value-type="float" office:value="131463" table:style-name="ce38">
            <text:p>131.463</text:p>
          </table:table-cell>
          <table:table-cell office:value-type="percentage" office:value="1" table:style-name="ce39">
            <text:p>100,0%</text:p>
          </table:table-cell>
          <table:table-cell office:value-type="float" office:value="158973" table:style-name="ce38">
            <text:p>158.973</text:p>
          </table:table-cell>
          <table:table-cell office:value-type="percentage" office:value="0.93946789901664141" table:style-name="ce39">
            <text:p>93,9%</text:p>
          </table:table-cell>
          <table:table-cell office:value-type="float" office:value="142804" table:style-name="ce38">
            <text:p>142.804</text:p>
          </table:table-cell>
          <table:table-cell office:value-type="percentage" office:value="0.8953565651372466" table:style-name="ce39">
            <text:p>89,5%</text:p>
          </table:table-cell>
          <table:table-cell office:value-type="float" office:value="105265" table:style-name="ce38">
            <text:p>105.265</text:p>
          </table:table-cell>
          <table:table-cell office:value-type="percentage" office:value="0.78862592617565308" table:style-name="ce39">
            <text:p>78,9%</text:p>
          </table:table-cell>
          <table:table-cell office:value-type="float" office:value="63249" table:style-name="ce38">
            <text:p>63.249</text:p>
          </table:table-cell>
          <table:table-cell office:value-type="percentage" office:value="0.55814507589128137" table:style-name="ce39">
            <text:p>55,8%</text:p>
          </table:table-cell>
          <table:table-cell office:value-type="float" office:value="4307" table:style-name="ce38">
            <text:p>4.307</text:p>
          </table:table-cell>
          <table:table-cell office:value-type="percentage" office:value="5.0820058997050145E-2" table:style-name="ce39">
            <text:p>5,1%</text:p>
          </table:table-cell>
          <table:table-cell office:value-type="float" office:value="779865" table:style-name="ce38">
            <text:p>779.86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1795126474009294" table:style-name="ce39">
            <text:p>8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473" table:style-name="ce38">
            <text:p>241.473</text:p>
          </table:table-cell>
          <table:table-cell office:value-type="percentage" office:value="1" table:style-name="ce39">
            <text:p>100,0%</text:p>
          </table:table-cell>
          <table:table-cell office:value-type="float" office:value="290014" table:style-name="ce38">
            <text:p>290.014</text:p>
          </table:table-cell>
          <table:table-cell office:value-type="percentage" office:value="1" table:style-name="ce39">
            <text:p>100,0%</text:p>
          </table:table-cell>
          <table:table-cell office:value-type="float" office:value="340026" table:style-name="ce38">
            <text:p>340.026</text:p>
          </table:table-cell>
          <table:table-cell office:value-type="percentage" office:value="0.98010820720209146" table:style-name="ce39">
            <text:p>98,0%</text:p>
          </table:table-cell>
          <table:table-cell office:value-type="float" office:value="383198" table:style-name="ce38">
            <text:p>383.198</text:p>
          </table:table-cell>
          <table:table-cell office:value-type="percentage" office:value="0.94409555321775163" table:style-name="ce39">
            <text:p>94,4%</text:p>
          </table:table-cell>
          <table:table-cell office:value-type="float" office:value="393130" table:style-name="ce38">
            <text:p>393.130</text:p>
          </table:table-cell>
          <table:table-cell office:value-type="percentage" office:value="0.88698414560681915" table:style-name="ce39">
            <text:p>88,7%</text:p>
          </table:table-cell>
          <table:table-cell office:value-type="float" office:value="237530" table:style-name="ce38">
            <text:p>237.530</text:p>
          </table:table-cell>
          <table:table-cell office:value-type="percentage" office:value="0.73445925889279173" table:style-name="ce39">
            <text:p>73,4%</text:p>
          </table:table-cell>
          <table:table-cell office:value-type="float" office:value="88040" table:style-name="ce38">
            <text:p>88.040</text:p>
          </table:table-cell>
          <table:table-cell office:value-type="percentage" office:value="0.38115689169239031" table:style-name="ce39">
            <text:p>38,1%</text:p>
          </table:table-cell>
          <table:table-cell office:value-type="float" office:value="17383" table:style-name="ce38">
            <text:p>17.383</text:p>
          </table:table-cell>
          <table:table-cell office:value-type="percentage" office:value="9.656846678184737E-2" table:style-name="ce39">
            <text:p>9,7%</text:p>
          </table:table-cell>
          <table:table-cell office:value-type="float" office:value="1990794" table:style-name="ce38">
            <text:p>1.990.794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1108023354683256" table:style-name="ce39">
            <text:p>8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14" table:style-name="ce38">
            <text:p>23.314</text:p>
          </table:table-cell>
          <table:table-cell office:value-type="percentage" office:value="1" table:style-name="ce39">
            <text:p>100,0%</text:p>
          </table:table-cell>
          <table:table-cell office:value-type="float" office:value="28557" table:style-name="ce38">
            <text:p>28.557</text:p>
          </table:table-cell>
          <table:table-cell office:value-type="percentage" office:value="1" table:style-name="ce39">
            <text:p>100,0%</text:p>
          </table:table-cell>
          <table:table-cell office:value-type="float" office:value="37380" table:style-name="ce38">
            <text:p>37.380</text:p>
          </table:table-cell>
          <table:table-cell office:value-type="percentage" office:value="0.99103876133411106" table:style-name="ce39">
            <text:p>99,1%</text:p>
          </table:table-cell>
          <table:table-cell office:value-type="float" office:value="44107" table:style-name="ce38">
            <text:p>44.107</text:p>
          </table:table-cell>
          <table:table-cell office:value-type="percentage" office:value="0.92537344746559247" table:style-name="ce39">
            <text:p>92,5%</text:p>
          </table:table-cell>
          <table:table-cell office:value-type="float" office:value="45079" table:style-name="ce38">
            <text:p>45.079</text:p>
          </table:table-cell>
          <table:table-cell office:value-type="percentage" office:value="0.8513985683797004" table:style-name="ce39">
            <text:p>85,1%</text:p>
          </table:table-cell>
          <table:table-cell office:value-type="float" office:value="26725" table:style-name="ce38">
            <text:p>26.725</text:p>
          </table:table-cell>
          <table:table-cell office:value-type="percentage" office:value="0.6796968386785015" table:style-name="ce39">
            <text:p>68,0%</text:p>
          </table:table-cell>
          <table:table-cell office:value-type="float" office:value="15745" table:style-name="ce38">
            <text:p>15.745</text:p>
          </table:table-cell>
          <table:table-cell office:value-type="percentage" office:value="0.51694136187536932" table:style-name="ce39">
            <text:p>51,7%</text:p>
          </table:table-cell>
          <table:table-cell office:value-type="float" office:value="1803" table:style-name="ce38">
            <text:p>1.803</text:p>
          </table:table-cell>
          <table:table-cell office:value-type="percentage" office:value="7.0617264609117963E-2" table:style-name="ce39">
            <text:p>7,1%</text:p>
          </table:table-cell>
          <table:table-cell office:value-type="float" office:value="222710" table:style-name="ce38">
            <text:p>222.71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8427298658308975" table:style-name="ce39">
            <text:p>78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633" table:style-name="ce38">
            <text:p>372.633</text:p>
          </table:table-cell>
          <table:table-cell office:value-type="percentage" office:value="1" table:style-name="ce39">
            <text:p>100,0%</text:p>
          </table:table-cell>
          <table:table-cell office:value-type="float" office:value="508275" table:style-name="ce38">
            <text:p>508.275</text:p>
          </table:table-cell>
          <table:table-cell office:value-type="percentage" office:value="0.9661535010768304" table:style-name="ce39">
            <text:p>96,6%</text:p>
          </table:table-cell>
          <table:table-cell office:value-type="float" office:value="678053" table:style-name="ce38">
            <text:p>678.053</text:p>
          </table:table-cell>
          <table:table-cell office:value-type="percentage" office:value="0.96407056217413623" table:style-name="ce39">
            <text:p>96,4%</text:p>
          </table:table-cell>
          <table:table-cell office:value-type="float" office:value="915452" table:style-name="ce38">
            <text:p>915.452</text:p>
          </table:table-cell>
          <table:table-cell office:value-type="percentage" office:value="0.94106496515666904" table:style-name="ce39">
            <text:p>94,1%</text:p>
          </table:table-cell>
          <table:table-cell office:value-type="float" office:value="971186" table:style-name="ce38">
            <text:p>971.186</text:p>
          </table:table-cell>
          <table:table-cell office:value-type="percentage" office:value="0.83294181416175872" table:style-name="ce39">
            <text:p>83,3%</text:p>
          </table:table-cell>
          <table:table-cell office:value-type="float" office:value="639512" table:style-name="ce38">
            <text:p>639.512</text:p>
          </table:table-cell>
          <table:table-cell office:value-type="percentage" office:value="0.6734257192199149" table:style-name="ce39">
            <text:p>67,3%</text:p>
          </table:table-cell>
          <table:table-cell office:value-type="float" office:value="459347" table:style-name="ce38">
            <text:p>459.347</text:p>
          </table:table-cell>
          <table:table-cell office:value-type="percentage" office:value="0.61866998888851477" table:style-name="ce39">
            <text:p>61,9%</text:p>
          </table:table-cell>
          <table:table-cell office:value-type="float" office:value="114748" table:style-name="ce38">
            <text:p>114.748</text:p>
          </table:table-cell>
          <table:table-cell office:value-type="percentage" office:value="0.20729772989222137" table:style-name="ce39">
            <text:p>20,7%</text:p>
          </table:table-cell>
          <table:table-cell office:value-type="float" office:value="4659206" table:style-name="ce38">
            <text:p>4.659.20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7940031820342037" table:style-name="ce39">
            <text:p>77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608" table:style-name="ce38">
            <text:p>73.608</text:p>
          </table:table-cell>
          <table:table-cell office:value-type="percentage" office:value="1" table:style-name="ce39">
            <text:p>100,0%</text:p>
          </table:table-cell>
          <table:table-cell office:value-type="float" office:value="102300" table:style-name="ce38">
            <text:p>102.300</text:p>
          </table:table-cell>
          <table:table-cell office:value-type="percentage" office:value="0.99417875781105747" table:style-name="ce39">
            <text:p>99,4%</text:p>
          </table:table-cell>
          <table:table-cell office:value-type="float" office:value="144234" table:style-name="ce38">
            <text:p>144.234</text:p>
          </table:table-cell>
          <table:table-cell office:value-type="percentage" office:value="0.98179144912837202" table:style-name="ce39">
            <text:p>98,2%</text:p>
          </table:table-cell>
          <table:table-cell office:value-type="float" office:value="201368" table:style-name="ce38">
            <text:p>201.368</text:p>
          </table:table-cell>
          <table:table-cell office:value-type="percentage" office:value="0.94425479236223131" table:style-name="ce39">
            <text:p>94,4%</text:p>
          </table:table-cell>
          <table:table-cell office:value-type="float" office:value="218964" table:style-name="ce38">
            <text:p>218.964</text:p>
          </table:table-cell>
          <table:table-cell office:value-type="percentage" office:value="0.86153047132284377" table:style-name="ce39">
            <text:p>86,2%</text:p>
          </table:table-cell>
          <table:table-cell office:value-type="float" office:value="145077" table:style-name="ce38">
            <text:p>145.077</text:p>
          </table:table-cell>
          <table:table-cell office:value-type="percentage" office:value="0.69413836165031129" table:style-name="ce39">
            <text:p>69,4%</text:p>
          </table:table-cell>
          <table:table-cell office:value-type="float" office:value="110261" table:style-name="ce38">
            <text:p>110.261</text:p>
          </table:table-cell>
          <table:table-cell office:value-type="percentage" office:value="0.64012934838140356" table:style-name="ce39">
            <text:p>64,0%</text:p>
          </table:table-cell>
          <table:table-cell office:value-type="float" office:value="40418" table:style-name="ce38">
            <text:p>40.418</text:p>
          </table:table-cell>
          <table:table-cell office:value-type="percentage" office:value="0.28484643466249454" table:style-name="ce39">
            <text:p>28,5%</text:p>
          </table:table-cell>
          <table:table-cell office:value-type="float" office:value="1036230" table:style-name="ce38">
            <text:p>1.036.230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9093255132860152" table:style-name="ce39">
            <text:p>7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17" table:style-name="ce38">
            <text:p>42.417</text:p>
          </table:table-cell>
          <table:table-cell office:value-type="percentage" office:value="1" table:style-name="ce39">
            <text:p>100,0%</text:p>
          </table:table-cell>
          <table:table-cell office:value-type="float" office:value="55735" table:style-name="ce38">
            <text:p>55.735</text:p>
          </table:table-cell>
          <table:table-cell office:value-type="percentage" office:value="0.99897834815027242" table:style-name="ce39">
            <text:p>99,9%</text:p>
          </table:table-cell>
          <table:table-cell office:value-type="float" office:value="70556" table:style-name="ce38">
            <text:p>70.556</text:p>
          </table:table-cell>
          <table:table-cell office:value-type="percentage" office:value="0.95547370131628839" table:style-name="ce39">
            <text:p>95,5%</text:p>
          </table:table-cell>
          <table:table-cell office:value-type="float" office:value="89148" table:style-name="ce38">
            <text:p>89.148</text:p>
          </table:table-cell>
          <table:table-cell office:value-type="percentage" office:value="0.92195999751794322" table:style-name="ce39">
            <text:p>92,2%</text:p>
          </table:table-cell>
          <table:table-cell office:value-type="float" office:value="91033" table:style-name="ce38">
            <text:p>91.033</text:p>
          </table:table-cell>
          <table:table-cell office:value-type="percentage" office:value="0.84288253921223677" table:style-name="ce39">
            <text:p>84,3%</text:p>
          </table:table-cell>
          <table:table-cell office:value-type="float" office:value="56196" table:style-name="ce38">
            <text:p>56.196</text:p>
          </table:table-cell>
          <table:table-cell office:value-type="percentage" office:value="0.69086930330337715" table:style-name="ce39">
            <text:p>69,1%</text:p>
          </table:table-cell>
          <table:table-cell office:value-type="float" office:value="42461" table:style-name="ce38">
            <text:p>42.461</text:p>
          </table:table-cell>
          <table:table-cell office:value-type="percentage" office:value="0.6232624363321444" table:style-name="ce39">
            <text:p>62,3%</text:p>
          </table:table-cell>
          <table:table-cell office:value-type="float" office:value="9415" table:style-name="ce38">
            <text:p>9.415</text:p>
          </table:table-cell>
          <table:table-cell office:value-type="percentage" office:value="0.16696814925161382" table:style-name="ce39">
            <text:p>16,7%</text:p>
          </table:table-cell>
          <table:table-cell office:value-type="float" office:value="456961" table:style-name="ce38">
            <text:p>456.961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8602882236984695" table:style-name="ce39">
            <text:p>78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732" table:style-name="ce38">
            <text:p>163.732</text:p>
          </table:table-cell>
          <table:table-cell office:value-type="percentage" office:value="1" table:style-name="ce39">
            <text:p>100,0%</text:p>
          </table:table-cell>
          <table:table-cell office:value-type="float" office:value="213003" table:style-name="ce38">
            <text:p>213.003</text:p>
          </table:table-cell>
          <table:table-cell office:value-type="percentage" office:value="0.99963394202204792" table:style-name="ce39">
            <text:p>100,0%</text:p>
          </table:table-cell>
          <table:table-cell office:value-type="float" office:value="273978" table:style-name="ce38">
            <text:p>273.978</text:p>
          </table:table-cell>
          <table:table-cell office:value-type="percentage" office:value="0.97807717434376107" table:style-name="ce39">
            <text:p>97,8%</text:p>
          </table:table-cell>
          <table:table-cell office:value-type="float" office:value="311438" table:style-name="ce38">
            <text:p>311.438</text:p>
          </table:table-cell>
          <table:table-cell office:value-type="percentage" office:value="0.91605608614700407" table:style-name="ce39">
            <text:p>91,6%</text:p>
          </table:table-cell>
          <table:table-cell office:value-type="float" office:value="301397" table:style-name="ce38">
            <text:p>301.397</text:p>
          </table:table-cell>
          <table:table-cell office:value-type="percentage" office:value="0.83228261439857731" table:style-name="ce39">
            <text:p>83,2%</text:p>
          </table:table-cell>
          <table:table-cell office:value-type="float" office:value="165449" table:style-name="ce38">
            <text:p>165.449</text:p>
          </table:table-cell>
          <table:table-cell office:value-type="percentage" office:value="0.63501610098908823" table:style-name="ce39">
            <text:p>63,5%</text:p>
          </table:table-cell>
          <table:table-cell office:value-type="float" office:value="85661" table:style-name="ce38">
            <text:p>85.661</text:p>
          </table:table-cell>
          <table:table-cell office:value-type="percentage" office:value="0.42504490557424551" table:style-name="ce39">
            <text:p>42,5%</text:p>
          </table:table-cell>
          <table:table-cell office:value-type="float" office:value="33812" table:style-name="ce38">
            <text:p>33.812</text:p>
          </table:table-cell>
          <table:table-cell office:value-type="percentage" office:value="0.2005385336227655" table:style-name="ce39">
            <text:p>20,1%</text:p>
          </table:table-cell>
          <table:table-cell office:value-type="float" office:value="1548470" table:style-name="ce38">
            <text:p>1.548.470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8050125432031059" table:style-name="ce39">
            <text:p>78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6" table:style-name="ce38">
            <text:p>2.376</text:p>
          </table:table-cell>
          <table:table-cell office:value-type="percentage" office:value="0.91209213051823412" table:style-name="ce39">
            <text:p>91,2%</text:p>
          </table:table-cell>
          <table:table-cell office:value-type="float" office:value="3839" table:style-name="ce38">
            <text:p>3.839</text:p>
          </table:table-cell>
          <table:table-cell office:value-type="percentage" office:value="0.88906901343214451" table:style-name="ce39">
            <text:p>88,9%</text:p>
          </table:table-cell>
          <table:table-cell office:value-type="float" office:value="7415" table:style-name="ce38">
            <text:p>7.415</text:p>
          </table:table-cell>
          <table:table-cell office:value-type="percentage" office:value="0.94374443171694034" table:style-name="ce39">
            <text:p>94,4%</text:p>
          </table:table-cell>
          <table:table-cell office:value-type="float" office:value="10038" table:style-name="ce38">
            <text:p>10.038</text:p>
          </table:table-cell>
          <table:table-cell office:value-type="percentage" office:value="0.86863966770508827" table:style-name="ce39">
            <text:p>86,9%</text:p>
          </table:table-cell>
          <table:table-cell office:value-type="float" office:value="10224" table:style-name="ce38">
            <text:p>10.224</text:p>
          </table:table-cell>
          <table:table-cell office:value-type="percentage" office:value="0.80873279544375887" table:style-name="ce39">
            <text:p>80,9%</text:p>
          </table:table-cell>
          <table:table-cell office:value-type="float" office:value="7981" table:style-name="ce38">
            <text:p>7.981</text:p>
          </table:table-cell>
          <table:table-cell office:value-type="percentage" office:value="0.67101059357659321" table:style-name="ce39">
            <text:p>67,1%</text:p>
          </table:table-cell>
          <table:table-cell office:value-type="float" office:value="7324" table:style-name="ce38">
            <text:p>7.324</text:p>
          </table:table-cell>
          <table:table-cell office:value-type="percentage" office:value="0.66782164675845723" table:style-name="ce39">
            <text:p>66,8%</text:p>
          </table:table-cell>
          <table:table-cell office:value-type="float" office:value="3495" table:style-name="ce38">
            <text:p>3.495</text:p>
          </table:table-cell>
          <table:table-cell office:value-type="percentage" office:value="0.38297172912557526" table:style-name="ce39">
            <text:p>38,3%</text:p>
          </table:table-cell>
          <table:table-cell office:value-type="float" office:value="52692" table:style-name="ce38">
            <text:p>52.69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4250686958359757" table:style-name="ce39">
            <text:p>74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0" table:style-name="ce38">
            <text:p>1.990</text:p>
          </table:table-cell>
          <table:table-cell office:value-type="percentage" office:value="0.84716900808854834" table:style-name="ce39">
            <text:p>84,7%</text:p>
          </table:table-cell>
          <table:table-cell office:value-type="float" office:value="3269" table:style-name="ce38">
            <text:p>3.269</text:p>
          </table:table-cell>
          <table:table-cell office:value-type="percentage" office:value="0.87219850586979719" table:style-name="ce39">
            <text:p>87,2%</text:p>
          </table:table-cell>
          <table:table-cell office:value-type="float" office:value="6951" table:style-name="ce38">
            <text:p>6.951</text:p>
          </table:table-cell>
          <table:table-cell office:value-type="percentage" office:value="0.88807972403219626" table:style-name="ce39">
            <text:p>88,8%</text:p>
          </table:table-cell>
          <table:table-cell office:value-type="float" office:value="9312" table:style-name="ce38">
            <text:p>9.312</text:p>
          </table:table-cell>
          <table:table-cell office:value-type="percentage" office:value="0.82414372953358705" table:style-name="ce39">
            <text:p>82,4%</text:p>
          </table:table-cell>
          <table:table-cell office:value-type="float" office:value="9501" table:style-name="ce38">
            <text:p>9.501</text:p>
          </table:table-cell>
          <table:table-cell office:value-type="percentage" office:value="0.79161806365605736" table:style-name="ce39">
            <text:p>79,2%</text:p>
          </table:table-cell>
          <table:table-cell office:value-type="float" office:value="7781" table:style-name="ce38">
            <text:p>7.781</text:p>
          </table:table-cell>
          <table:table-cell office:value-type="percentage" office:value="0.64130882716558146" table:style-name="ce39">
            <text:p>64,1%</text:p>
          </table:table-cell>
          <table:table-cell office:value-type="float" office:value="7259" table:style-name="ce38">
            <text:p>7.259</text:p>
          </table:table-cell>
          <table:table-cell office:value-type="percentage" office:value="0.60516882034180908" table:style-name="ce39">
            <text:p>60,5%</text:p>
          </table:table-cell>
          <table:table-cell office:value-type="float" office:value="4240" table:style-name="ce38">
            <text:p>4.240</text:p>
          </table:table-cell>
          <table:table-cell office:value-type="percentage" office:value="0.44286609567578861" table:style-name="ce39">
            <text:p>44,3%</text:p>
          </table:table-cell>
          <table:table-cell office:value-type="float" office:value="50303" table:style-name="ce38">
            <text:p>50.303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0922215799342991" table:style-name="ce39">
            <text:p>70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95" table:style-name="ce38">
            <text:p>3.495</text:p>
          </table:table-cell>
          <table:table-cell office:value-type="string" table:style-name="ce39">
            <text:p>-</text:p>
          </table:table-cell>
          <table:table-cell office:value-type="float" office:value="9433" table:style-name="ce38">
            <text:p>9.433</text:p>
          </table:table-cell>
          <table:table-cell office:value-type="string" table:style-name="ce39">
            <text:p>-</text:p>
          </table:table-cell>
          <table:table-cell office:value-type="float" office:value="21736" table:style-name="ce38">
            <text:p>21.736</text:p>
          </table:table-cell>
          <table:table-cell office:value-type="string" table:style-name="ce39">
            <text:p>-</text:p>
          </table:table-cell>
          <table:table-cell office:value-type="float" office:value="31156" table:style-name="ce38">
            <text:p>31.156</text:p>
          </table:table-cell>
          <table:table-cell office:value-type="string" table:style-name="ce39">
            <text:p>-</text:p>
          </table:table-cell>
          <table:table-cell office:value-type="float" office:value="23866" table:style-name="ce38">
            <text:p>23.866</text:p>
          </table:table-cell>
          <table:table-cell office:value-type="string" table:style-name="ce39">
            <text:p>-</text:p>
          </table:table-cell>
          <table:table-cell office:value-type="float" office:value="940" table:style-name="ce38">
            <text:p>940</text:p>
          </table:table-cell>
          <table:table-cell office:value-type="string" table:style-name="ce39">
            <text:p>-</text:p>
          </table:table-cell>
          <table:table-cell office:value-type="float" office:value="90675" table:style-name="ce38">
            <text:p>90.67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7" table:style-name="ce41">
            <text:p>17</text:p>
          </table:table-cell>
          <table:table-cell office:value-type="string" table:style-name="ce42">
            <text:p>-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139" table:style-name="ce41">
            <text:p>139</text:p>
          </table:table-cell>
          <table:table-cell office:value-type="string" table:style-name="ce42">
            <text:p>-</text:p>
          </table:table-cell>
          <table:table-cell office:value-type="float" office:value="425" table:style-name="ce41">
            <text:p>425</text:p>
          </table:table-cell>
          <table:table-cell office:value-type="string" table:style-name="ce42">
            <text:p>-</text:p>
          </table:table-cell>
          <table:table-cell office:value-type="float" office:value="812" table:style-name="ce41">
            <text:p>812</text:p>
          </table:table-cell>
          <table:table-cell office:value-type="string" table:style-name="ce42">
            <text:p>-</text:p>
          </table:table-cell>
          <table:table-cell office:value-type="float" office:value="914" table:style-name="ce41">
            <text:p>914</text:p>
          </table:table-cell>
          <table:table-cell office:value-type="string" table:style-name="ce42">
            <text:p>-</text:p>
          </table:table-cell>
          <table:table-cell office:value-type="float" office:value="843" table:style-name="ce41">
            <text:p>843</text:p>
          </table:table-cell>
          <table:table-cell office:value-type="string" table:style-name="ce42">
            <text:p>-</text:p>
          </table:table-cell>
          <table:table-cell office:value-type="float" office:value="107" table:style-name="ce41">
            <text:p>107</text:p>
          </table:table-cell>
          <table:table-cell office:value-type="string" table:style-name="ce42">
            <text:p>-</text:p>
          </table:table-cell>
          <table:table-cell office:value-type="float" office:value="3278" table:style-name="ce41">
            <text:p>3.27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7084" table:style-name="ce45">
            <text:p>2.927.084</text:p>
          </table:table-cell>
          <table:table-cell office:value-type="percentage" office:value="1" table:style-name="ce46">
            <text:p>100,0%</text:p>
          </table:table-cell>
          <table:table-cell office:value-type="float" office:value="3921354" table:style-name="ce45">
            <text:p>3.921.354</text:p>
          </table:table-cell>
          <table:table-cell office:value-type="percentage" office:value="0.99022965648117633" table:style-name="ce46">
            <text:p>99,0%</text:p>
          </table:table-cell>
          <table:table-cell office:value-type="float" office:value="5172288" table:style-name="ce45">
            <text:p>5.172.288</text:p>
          </table:table-cell>
          <table:table-cell office:value-type="percentage" office:value="0.96914026006438836" table:style-name="ce46">
            <text:p>96,9%</text:p>
          </table:table-cell>
          <table:table-cell office:value-type="float" office:value="6482695" table:style-name="ce45">
            <text:p>6.482.695</text:p>
          </table:table-cell>
          <table:table-cell office:value-type="percentage" office:value="0.92171377158906498" table:style-name="ce46">
            <text:p>92,2%</text:p>
          </table:table-cell>
          <table:table-cell office:value-type="float" office:value="6601145" table:style-name="ce45">
            <text:p>6.601.145</text:p>
          </table:table-cell>
          <table:table-cell office:value-type="percentage" office:value="0.83646287249562423" table:style-name="ce46">
            <text:p>83,6%</text:p>
          </table:table-cell>
          <table:table-cell office:value-type="float" office:value="4270887" table:style-name="ce45">
            <text:p>4.270.887</text:p>
          </table:table-cell>
          <table:table-cell office:value-type="percentage" office:value="0.68549129165480949" table:style-name="ce46">
            <text:p>68,5%</text:p>
          </table:table-cell>
          <table:table-cell office:value-type="float" office:value="2892597" table:style-name="ce45">
            <text:p>2.892.597</text:p>
          </table:table-cell>
          <table:table-cell office:value-type="percentage" office:value="0.58499648103805335" table:style-name="ce46">
            <text:p>58,5%</text:p>
          </table:table-cell>
          <table:table-cell office:value-type="float" office:value="873400" table:style-name="ce45">
            <text:p>873.400</text:p>
          </table:table-cell>
          <table:table-cell office:value-type="percentage" office:value="0.22460028914651375" table:style-name="ce46">
            <text:p>22,5%</text:p>
          </table:table-cell>
          <table:table-cell office:value-type="float" office:value="33141450" table:style-name="ce45">
            <text:p>33.141.450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8683727737058373" table:style-name="ce46">
            <text:p>78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774" table:style-name="ce35">
            <text:p>425.774</text:p>
          </table:table-cell>
          <table:table-cell office:value-type="percentage" office:value="1" table:style-name="ce36">
            <text:p>100,0%</text:p>
          </table:table-cell>
          <table:table-cell office:value-type="float" office:value="644511" table:style-name="ce35">
            <text:p>644.511</text:p>
          </table:table-cell>
          <table:table-cell office:value-type="percentage" office:value="0.99097452108840822" table:style-name="ce36">
            <text:p>99,1%</text:p>
          </table:table-cell>
          <table:table-cell office:value-type="float" office:value="842151" table:style-name="ce35">
            <text:p>842.151</text:p>
          </table:table-cell>
          <table:table-cell office:value-type="percentage" office:value="0.91923130240016071" table:style-name="ce36">
            <text:p>91,9%</text:p>
          </table:table-cell>
          <table:table-cell office:value-type="float" office:value="1115370" table:style-name="ce35">
            <text:p>1.115.370</text:p>
          </table:table-cell>
          <table:table-cell office:value-type="percentage" office:value="0.88170077808984992" table:style-name="ce36">
            <text:p>88,2%</text:p>
          </table:table-cell>
          <table:table-cell office:value-type="float" office:value="1104077" table:style-name="ce35">
            <text:p>1.104.077</text:p>
          </table:table-cell>
          <table:table-cell office:value-type="percentage" office:value="0.79710189919385699" table:style-name="ce36">
            <text:p>79,7%</text:p>
          </table:table-cell>
          <table:table-cell office:value-type="float" office:value="570124" table:style-name="ce35">
            <text:p>570.124</text:p>
          </table:table-cell>
          <table:table-cell office:value-type="percentage" office:value="0.50001359390361655" table:style-name="ce36">
            <text:p>50,0%</text:p>
          </table:table-cell>
          <table:table-cell office:value-type="float" office:value="138618" table:style-name="ce35">
            <text:p>138.618</text:p>
          </table:table-cell>
          <table:table-cell office:value-type="percentage" office:value="0.14926475655559768" table:style-name="ce36">
            <text:p>14,9%</text:p>
          </table:table-cell>
          <table:table-cell office:value-type="float" office:value="7262" table:style-name="ce35">
            <text:p>7.262</text:p>
          </table:table-cell>
          <table:table-cell office:value-type="percentage" office:value="9.6452815553580984E-3" table:style-name="ce36">
            <text:p>1,0%</text:p>
          </table:table-cell>
          <table:table-cell office:value-type="float" office:value="4847887" table:style-name="ce35">
            <text:p>4.847.887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5055062584080059" table:style-name="ce36">
            <text:p>65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278" table:style-name="ce38">
            <text:p>99.278</text:p>
          </table:table-cell>
          <table:table-cell office:value-type="percentage" office:value="1" table:style-name="ce39">
            <text:p>100,0%</text:p>
          </table:table-cell>
          <table:table-cell office:value-type="float" office:value="117671" table:style-name="ce38">
            <text:p>117.671</text:p>
          </table:table-cell>
          <table:table-cell office:value-type="percentage" office:value="0.98920600226976585" table:style-name="ce39">
            <text:p>98,9%</text:p>
          </table:table-cell>
          <table:table-cell office:value-type="float" office:value="142352" table:style-name="ce38">
            <text:p>142.352</text:p>
          </table:table-cell>
          <table:table-cell office:value-type="percentage" office:value="0.91037111410975458" table:style-name="ce39">
            <text:p>91,0%</text:p>
          </table:table-cell>
          <table:table-cell office:value-type="float" office:value="175424" table:style-name="ce38">
            <text:p>175.424</text:p>
          </table:table-cell>
          <table:table-cell office:value-type="percentage" office:value="0.88479113917666163" table:style-name="ce39">
            <text:p>88,5%</text:p>
          </table:table-cell>
          <table:table-cell office:value-type="float" office:value="170340" table:style-name="ce38">
            <text:p>170.340</text:p>
          </table:table-cell>
          <table:table-cell office:value-type="percentage" office:value="0.79248917154780574" table:style-name="ce39">
            <text:p>79,2%</text:p>
          </table:table-cell>
          <table:table-cell office:value-type="float" office:value="83938" table:style-name="ce38">
            <text:p>83.938</text:p>
          </table:table-cell>
          <table:table-cell office:value-type="percentage" office:value="0.51092606795466444" table:style-name="ce39">
            <text:p>51,1%</text:p>
          </table:table-cell>
          <table:table-cell office:value-type="float" office:value="36682" table:style-name="ce38">
            <text:p>36.682</text:p>
          </table:table-cell>
          <table:table-cell office:value-type="percentage" office:value="0.28130152376132084" table:style-name="ce39">
            <text:p>28,1%</text:p>
          </table:table-cell>
          <table:table-cell office:value-type="float" office:value="11645" table:style-name="ce38">
            <text:p>11.645</text:p>
          </table:table-cell>
          <table:table-cell office:value-type="percentage" office:value="0.11293873473702587" table:style-name="ce39">
            <text:p>11,3%</text:p>
          </table:table-cell>
          <table:table-cell office:value-type="float" office:value="837330" table:style-name="ce38">
            <text:p>837.330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0652770066507242" table:style-name="ce39">
            <text:p>7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586" table:style-name="ce38">
            <text:p>87.586</text:p>
          </table:table-cell>
          <table:table-cell office:value-type="percentage" office:value="0.99726732402705354" table:style-name="ce39">
            <text:p>99,7%</text:p>
          </table:table-cell>
          <table:table-cell office:value-type="float" office:value="113086" table:style-name="ce38">
            <text:p>113.086</text:p>
          </table:table-cell>
          <table:table-cell office:value-type="percentage" office:value="1" table:style-name="ce39">
            <text:p>100,0%</text:p>
          </table:table-cell>
          <table:table-cell office:value-type="float" office:value="142440" table:style-name="ce38">
            <text:p>142.440</text:p>
          </table:table-cell>
          <table:table-cell office:value-type="percentage" office:value="0.95180819501242886" table:style-name="ce39">
            <text:p>95,2%</text:p>
          </table:table-cell>
          <table:table-cell office:value-type="float" office:value="146730" table:style-name="ce38">
            <text:p>146.730</text:p>
          </table:table-cell>
          <table:table-cell office:value-type="percentage" office:value="0.90214885179378401" table:style-name="ce39">
            <text:p>90,2%</text:p>
          </table:table-cell>
          <table:table-cell office:value-type="float" office:value="138131" table:style-name="ce38">
            <text:p>138.131</text:p>
          </table:table-cell>
          <table:table-cell office:value-type="percentage" office:value="0.82716640817279763" table:style-name="ce39">
            <text:p>82,7%</text:p>
          </table:table-cell>
          <table:table-cell office:value-type="float" office:value="57340" table:style-name="ce38">
            <text:p>57.340</text:p>
          </table:table-cell>
          <table:table-cell office:value-type="percentage" office:value="0.5010004281308158" table:style-name="ce39">
            <text:p>50,1%</text:p>
          </table:table-cell>
          <table:table-cell office:value-type="float" office:value="11532" table:style-name="ce38">
            <text:p>11.532</text:p>
          </table:table-cell>
          <table:table-cell office:value-type="percentage" office:value="0.14576986765430849" table:style-name="ce39">
            <text:p>14,6%</text:p>
          </table:table-cell>
          <table:table-cell office:value-type="float" office:value="1083" table:style-name="ce38">
            <text:p>1.083</text:p>
          </table:table-cell>
          <table:table-cell office:value-type="percentage" office:value="1.6921874999999999E-2" table:style-name="ce39">
            <text:p>1,7%</text:p>
          </table:table-cell>
          <table:table-cell office:value-type="float" office:value="697928" table:style-name="ce38">
            <text:p>697.92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473046608567907" table:style-name="ce39">
            <text:p>7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319" table:style-name="ce38">
            <text:p>50.319</text:p>
          </table:table-cell>
          <table:table-cell office:value-type="percentage" office:value="1" table:style-name="ce39">
            <text:p>100,0%</text:p>
          </table:table-cell>
          <table:table-cell office:value-type="float" office:value="77712" table:style-name="ce38">
            <text:p>77.712</text:p>
          </table:table-cell>
          <table:table-cell office:value-type="percentage" office:value="0.96517462367728157" table:style-name="ce39">
            <text:p>96,5%</text:p>
          </table:table-cell>
          <table:table-cell office:value-type="float" office:value="101961" table:style-name="ce38">
            <text:p>101.961</text:p>
          </table:table-cell>
          <table:table-cell office:value-type="percentage" office:value="0.86974435089694702" table:style-name="ce39">
            <text:p>87,0%</text:p>
          </table:table-cell>
          <table:table-cell office:value-type="float" office:value="139758" table:style-name="ce38">
            <text:p>139.758</text:p>
          </table:table-cell>
          <table:table-cell office:value-type="percentage" office:value="0.84294649480991812" table:style-name="ce39">
            <text:p>84,3%</text:p>
          </table:table-cell>
          <table:table-cell office:value-type="float" office:value="147547" table:style-name="ce38">
            <text:p>147.547</text:p>
          </table:table-cell>
          <table:table-cell office:value-type="percentage" office:value="0.71565003977261699" table:style-name="ce39">
            <text:p>71,6%</text:p>
          </table:table-cell>
          <table:table-cell office:value-type="float" office:value="80825" table:style-name="ce38">
            <text:p>80.825</text:p>
          </table:table-cell>
          <table:table-cell office:value-type="percentage" office:value="0.44363758116660357" table:style-name="ce39">
            <text:p>44,4%</text:p>
          </table:table-cell>
          <table:table-cell office:value-type="float" office:value="49412" table:style-name="ce38">
            <text:p>49.412</text:p>
          </table:table-cell>
          <table:table-cell office:value-type="percentage" office:value="0.35820852242246742" table:style-name="ce39">
            <text:p>35,8%</text:p>
          </table:table-cell>
          <table:table-cell office:value-type="float" office:value="18601" table:style-name="ce38">
            <text:p>18.601</text:p>
          </table:table-cell>
          <table:table-cell office:value-type="percentage" office:value="0.19481566820276497" table:style-name="ce39">
            <text:p>19,5%</text:p>
          </table:table-cell>
          <table:table-cell office:value-type="float" office:value="666135" table:style-name="ce38">
            <text:p>666.135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4369141155336873" table:style-name="ce39">
            <text:p>6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581" table:style-name="ce38">
            <text:p>90.581</text:p>
          </table:table-cell>
          <table:table-cell office:value-type="percentage" office:value="1" table:style-name="ce39">
            <text:p>100,0%</text:p>
          </table:table-cell>
          <table:table-cell office:value-type="float" office:value="147770" table:style-name="ce38">
            <text:p>147.770</text:p>
          </table:table-cell>
          <table:table-cell office:value-type="percentage" office:value="0.95624826086675163" table:style-name="ce39">
            <text:p>95,6%</text:p>
          </table:table-cell>
          <table:table-cell office:value-type="float" office:value="201407" table:style-name="ce38">
            <text:p>201.407</text:p>
          </table:table-cell>
          <table:table-cell office:value-type="percentage" office:value="0.85671566875946437" table:style-name="ce39">
            <text:p>85,7%</text:p>
          </table:table-cell>
          <table:table-cell office:value-type="float" office:value="302499" table:style-name="ce38">
            <text:p>302.499</text:p>
          </table:table-cell>
          <table:table-cell office:value-type="percentage" office:value="0.86302038161318295" table:style-name="ce39">
            <text:p>86,3%</text:p>
          </table:table-cell>
          <table:table-cell office:value-type="float" office:value="280338" table:style-name="ce38">
            <text:p>280.338</text:p>
          </table:table-cell>
          <table:table-cell office:value-type="percentage" office:value="0.72266217094069973" table:style-name="ce39">
            <text:p>72,3%</text:p>
          </table:table-cell>
          <table:table-cell office:value-type="float" office:value="154957" table:style-name="ce38">
            <text:p>154.957</text:p>
          </table:table-cell>
          <table:table-cell office:value-type="percentage" office:value="0.49835978053220298" table:style-name="ce39">
            <text:p>49,8%</text:p>
          </table:table-cell>
          <table:table-cell office:value-type="float" office:value="55469" table:style-name="ce38">
            <text:p>55.469</text:p>
          </table:table-cell>
          <table:table-cell office:value-type="percentage" office:value="0.22033541477985921" table:style-name="ce39">
            <text:p>22,0%</text:p>
          </table:table-cell>
          <table:table-cell office:value-type="float" office:value="8757" table:style-name="ce38">
            <text:p>8.757</text:p>
          </table:table-cell>
          <table:table-cell office:value-type="percentage" office:value="4.8704928335845422E-2" table:style-name="ce39">
            <text:p>4,9%</text:p>
          </table:table-cell>
          <table:table-cell office:value-type="float" office:value="1241778" table:style-name="ce38">
            <text:p>1.241.77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3331011121118497" table:style-name="ce39">
            <text:p>6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33" table:style-name="ce38">
            <text:p>41.833</text:p>
          </table:table-cell>
          <table:table-cell office:value-type="percentage" office:value="1" table:style-name="ce39">
            <text:p>100,0%</text:p>
          </table:table-cell>
          <table:table-cell office:value-type="float" office:value="55551" table:style-name="ce38">
            <text:p>55.551</text:p>
          </table:table-cell>
          <table:table-cell office:value-type="percentage" office:value="1" table:style-name="ce39">
            <text:p>100,0%</text:p>
          </table:table-cell>
          <table:table-cell office:value-type="float" office:value="73654" table:style-name="ce38">
            <text:p>73.654</text:p>
          </table:table-cell>
          <table:table-cell office:value-type="percentage" office:value="0.95227875105048809" table:style-name="ce39">
            <text:p>95,2%</text:p>
          </table:table-cell>
          <table:table-cell office:value-type="float" office:value="80140" table:style-name="ce38">
            <text:p>80.140</text:p>
          </table:table-cell>
          <table:table-cell office:value-type="percentage" office:value="0.89080076475034453" table:style-name="ce39">
            <text:p>89,1%</text:p>
          </table:table-cell>
          <table:table-cell office:value-type="float" office:value="77545" table:style-name="ce38">
            <text:p>77.545</text:p>
          </table:table-cell>
          <table:table-cell office:value-type="percentage" office:value="0.79314506643210014" table:style-name="ce39">
            <text:p>79,3%</text:p>
          </table:table-cell>
          <table:table-cell office:value-type="float" office:value="18412" table:style-name="ce38">
            <text:p>18.412</text:p>
          </table:table-cell>
          <table:table-cell office:value-type="percentage" office:value="0.26126317880606759" table:style-name="ce39">
            <text:p>26,1%</text:p>
          </table:table-cell>
          <table:table-cell office:value-type="float" office:value="6189" table:style-name="ce38">
            <text:p>6.189</text:p>
          </table:table-cell>
          <table:table-cell office:value-type="percentage" office:value="0.12254232254232254" table:style-name="ce39">
            <text:p>12,3%</text:p>
          </table:table-cell>
          <table:table-cell office:value-type="float" office:value="483" table:style-name="ce38">
            <text:p>483</text:p>
          </table:table-cell>
          <table:table-cell office:value-type="percentage" office:value="1.0986511384573391E-2" table:style-name="ce39">
            <text:p>1,1%</text:p>
          </table:table-cell>
          <table:table-cell office:value-type="float" office:value="353807" table:style-name="ce38">
            <text:p>353.80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7504059130706873" table:style-name="ce39">
            <text:p>6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918" table:style-name="ce38">
            <text:p>225.918</text:p>
          </table:table-cell>
          <table:table-cell office:value-type="percentage" office:value="1" table:style-name="ce39">
            <text:p>100,0%</text:p>
          </table:table-cell>
          <table:table-cell office:value-type="float" office:value="247751" table:style-name="ce38">
            <text:p>247.751</text:p>
          </table:table-cell>
          <table:table-cell office:value-type="percentage" office:value="1" table:style-name="ce39">
            <text:p>100,0%</text:p>
          </table:table-cell>
          <table:table-cell office:value-type="float" office:value="304574" table:style-name="ce38">
            <text:p>304.574</text:p>
          </table:table-cell>
          <table:table-cell office:value-type="percentage" office:value="0.95605116534568002" table:style-name="ce39">
            <text:p>95,6%</text:p>
          </table:table-cell>
          <table:table-cell office:value-type="float" office:value="336636" table:style-name="ce38">
            <text:p>336.636</text:p>
          </table:table-cell>
          <table:table-cell office:value-type="percentage" office:value="0.88315340722765134" table:style-name="ce39">
            <text:p>88,3%</text:p>
          </table:table-cell>
          <table:table-cell office:value-type="float" office:value="294637" table:style-name="ce38">
            <text:p>294.637</text:p>
          </table:table-cell>
          <table:table-cell office:value-type="percentage" office:value="0.81099076533491143" table:style-name="ce39">
            <text:p>81,1%</text:p>
          </table:table-cell>
          <table:table-cell office:value-type="float" office:value="90976" table:style-name="ce38">
            <text:p>90.976</text:p>
          </table:table-cell>
          <table:table-cell office:value-type="percentage" office:value="0.33973777274883021" table:style-name="ce39">
            <text:p>34,0%</text:p>
          </table:table-cell>
          <table:table-cell office:value-type="float" office:value="30150" table:style-name="ce38">
            <text:p>30.150</text:p>
          </table:table-cell>
          <table:table-cell office:value-type="percentage" office:value="0.14288693212515283" table:style-name="ce39">
            <text:p>14,3%</text:p>
          </table:table-cell>
          <table:table-cell office:value-type="float" office:value="1754" table:style-name="ce38">
            <text:p>1.754</text:p>
          </table:table-cell>
          <table:table-cell office:value-type="percentage" office:value="1.0608314886719648E-2" table:style-name="ce39">
            <text:p>1,1%</text:p>
          </table:table-cell>
          <table:table-cell office:value-type="float" office:value="1532396" table:style-name="ce38">
            <text:p>1.532.39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0414423323023567" table:style-name="ce39">
            <text:p>7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467" table:style-name="ce38">
            <text:p>135.467</text:p>
          </table:table-cell>
          <table:table-cell office:value-type="percentage" office:value="1" table:style-name="ce39">
            <text:p>100,0%</text:p>
          </table:table-cell>
          <table:table-cell office:value-type="float" office:value="156194" table:style-name="ce38">
            <text:p>156.194</text:p>
          </table:table-cell>
          <table:table-cell office:value-type="percentage" office:value="0.98172858750102132" table:style-name="ce39">
            <text:p>98,2%</text:p>
          </table:table-cell>
          <table:table-cell office:value-type="float" office:value="196243" table:style-name="ce38">
            <text:p>196.243</text:p>
          </table:table-cell>
          <table:table-cell office:value-type="percentage" office:value="0.89836754500009153" table:style-name="ce39">
            <text:p>89,8%</text:p>
          </table:table-cell>
          <table:table-cell office:value-type="float" office:value="254342" table:style-name="ce38">
            <text:p>254.342</text:p>
          </table:table-cell>
          <table:table-cell office:value-type="percentage" office:value="0.82718763618860536" table:style-name="ce39">
            <text:p>82,7%</text:p>
          </table:table-cell>
          <table:table-cell office:value-type="float" office:value="244295" table:style-name="ce38">
            <text:p>244.295</text:p>
          </table:table-cell>
          <table:table-cell office:value-type="percentage" office:value="0.73893316797991559" table:style-name="ce39">
            <text:p>73,9%</text:p>
          </table:table-cell>
          <table:table-cell office:value-type="float" office:value="135875" table:style-name="ce38">
            <text:p>135.875</text:p>
          </table:table-cell>
          <table:table-cell office:value-type="percentage" office:value="0.51099845431194313" table:style-name="ce39">
            <text:p>51,1%</text:p>
          </table:table-cell>
          <table:table-cell office:value-type="float" office:value="47518" table:style-name="ce38">
            <text:p>47.518</text:p>
          </table:table-cell>
          <table:table-cell office:value-type="percentage" office:value="0.21788352461609709" table:style-name="ce39">
            <text:p>21,8%</text:p>
          </table:table-cell>
          <table:table-cell office:value-type="float" office:value="1681" table:style-name="ce38">
            <text:p>1.681</text:p>
          </table:table-cell>
          <table:table-cell office:value-type="percentage" office:value="9.6624744211712237E-3" table:style-name="ce39">
            <text:p>1,0%</text:p>
          </table:table-cell>
          <table:table-cell office:value-type="float" office:value="1171615" table:style-name="ce38">
            <text:p>1.171.615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4773626922838767" table:style-name="ce39">
            <text:p>6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452" table:style-name="ce38">
            <text:p>449.452</text:p>
          </table:table-cell>
          <table:table-cell office:value-type="percentage" office:value="1" table:style-name="ce39">
            <text:p>100,0%</text:p>
          </table:table-cell>
          <table:table-cell office:value-type="float" office:value="606269" table:style-name="ce38">
            <text:p>606.269</text:p>
          </table:table-cell>
          <table:table-cell office:value-type="percentage" office:value="0.95431549586646769" table:style-name="ce39">
            <text:p>95,4%</text:p>
          </table:table-cell>
          <table:table-cell office:value-type="float" office:value="754517" table:style-name="ce38">
            <text:p>754.517</text:p>
          </table:table-cell>
          <table:table-cell office:value-type="percentage" office:value="0.90082546944545261" table:style-name="ce39">
            <text:p>90,1%</text:p>
          </table:table-cell>
          <table:table-cell office:value-type="float" office:value="919411" table:style-name="ce38">
            <text:p>919.411</text:p>
          </table:table-cell>
          <table:table-cell office:value-type="percentage" office:value="0.84212112330322964" table:style-name="ce39">
            <text:p>84,2%</text:p>
          </table:table-cell>
          <table:table-cell office:value-type="float" office:value="1001902" table:style-name="ce38">
            <text:p>1.001.902</text:p>
          </table:table-cell>
          <table:table-cell office:value-type="percentage" office:value="0.76088718098659203" table:style-name="ce39">
            <text:p>76,1%</text:p>
          </table:table-cell>
          <table:table-cell office:value-type="float" office:value="495532" table:style-name="ce38">
            <text:p>495.532</text:p>
          </table:table-cell>
          <table:table-cell office:value-type="percentage" office:value="0.47435126721625959" table:style-name="ce39">
            <text:p>47,4%</text:p>
          </table:table-cell>
          <table:table-cell office:value-type="float" office:value="249694" table:style-name="ce38">
            <text:p>249.694</text:p>
          </table:table-cell>
          <table:table-cell office:value-type="percentage" office:value="0.29763211691013008" table:style-name="ce39">
            <text:p>29,8%</text:p>
          </table:table-cell>
          <table:table-cell office:value-type="float" office:value="67867" table:style-name="ce38">
            <text:p>67.867</text:p>
          </table:table-cell>
          <table:table-cell office:value-type="percentage" office:value="0.10342961994373374" table:style-name="ce39">
            <text:p>10,3%</text:p>
          </table:table-cell>
          <table:table-cell office:value-type="float" office:value="4544644" table:style-name="ce38">
            <text:p>4.544.644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6167818809730417" table:style-name="ce39">
            <text:p>6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671" table:style-name="ce38">
            <text:p>291.671</text:p>
          </table:table-cell>
          <table:table-cell office:value-type="percentage" office:value="1" table:style-name="ce39">
            <text:p>100,0%</text:p>
          </table:table-cell>
          <table:table-cell office:value-type="float" office:value="428410" table:style-name="ce38">
            <text:p>428.410</text:p>
          </table:table-cell>
          <table:table-cell office:value-type="percentage" office:value="0.97841329003201927" table:style-name="ce39">
            <text:p>97,8%</text:p>
          </table:table-cell>
          <table:table-cell office:value-type="float" office:value="530169" table:style-name="ce38">
            <text:p>530.169</text:p>
          </table:table-cell>
          <table:table-cell office:value-type="percentage" office:value="0.91293858742819356" table:style-name="ce39">
            <text:p>91,3%</text:p>
          </table:table-cell>
          <table:table-cell office:value-type="float" office:value="690096" table:style-name="ce38">
            <text:p>690.096</text:p>
          </table:table-cell>
          <table:table-cell office:value-type="percentage" office:value="0.91727344503903852" table:style-name="ce39">
            <text:p>91,7%</text:p>
          </table:table-cell>
          <table:table-cell office:value-type="float" office:value="692429" table:style-name="ce38">
            <text:p>692.429</text:p>
          </table:table-cell>
          <table:table-cell office:value-type="percentage" office:value="0.81310328468696125" table:style-name="ce39">
            <text:p>81,3%</text:p>
          </table:table-cell>
          <table:table-cell office:value-type="float" office:value="193028" table:style-name="ce38">
            <text:p>193.028</text:p>
          </table:table-cell>
          <table:table-cell office:value-type="percentage" office:value="0.29753421532495117" table:style-name="ce39">
            <text:p>29,8%</text:p>
          </table:table-cell>
          <table:table-cell office:value-type="float" office:value="78257" table:style-name="ce38">
            <text:p>78.257</text:p>
          </table:table-cell>
          <table:table-cell office:value-type="percentage" office:value="0.15162382828999121" table:style-name="ce39">
            <text:p>15,2%</text:p>
          </table:table-cell>
          <table:table-cell office:value-type="float" office:value="3444" table:style-name="ce38">
            <text:p>3.444</text:p>
          </table:table-cell>
          <table:table-cell office:value-type="percentage" office:value="8.1124817740047244E-3" table:style-name="ce39">
            <text:p>0,8%</text:p>
          </table:table-cell>
          <table:table-cell office:value-type="float" office:value="2907504" table:style-name="ce38">
            <text:p>2.907.504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4777332264815157" table:style-name="ce39">
            <text:p>6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75" table:style-name="ce38">
            <text:p>76.975</text:p>
          </table:table-cell>
          <table:table-cell office:value-type="percentage" office:value="1" table:style-name="ce39">
            <text:p>100,0%</text:p>
          </table:table-cell>
          <table:table-cell office:value-type="float" office:value="94921" table:style-name="ce38">
            <text:p>94.921</text:p>
          </table:table-cell>
          <table:table-cell office:value-type="percentage" office:value="1" table:style-name="ce39">
            <text:p>100,0%</text:p>
          </table:table-cell>
          <table:table-cell office:value-type="float" office:value="127868" table:style-name="ce38">
            <text:p>127.868</text:p>
          </table:table-cell>
          <table:table-cell office:value-type="percentage" office:value="1.0205192462708603" table:style-name="ce39">
            <text:p>102,1%</text:p>
          </table:table-cell>
          <table:table-cell office:value-type="float" office:value="156619" table:style-name="ce38">
            <text:p>156.619</text:p>
          </table:table-cell>
          <table:table-cell office:value-type="percentage" office:value="0.9255566849470499" table:style-name="ce39">
            <text:p>92,6%</text:p>
          </table:table-cell>
          <table:table-cell office:value-type="float" office:value="138704" table:style-name="ce38">
            <text:p>138.704</text:p>
          </table:table-cell>
          <table:table-cell office:value-type="percentage" office:value="0.86965026897563547" table:style-name="ce39">
            <text:p>87,0%</text:p>
          </table:table-cell>
          <table:table-cell office:value-type="float" office:value="83909" table:style-name="ce38">
            <text:p>83.909</text:p>
          </table:table-cell>
          <table:table-cell office:value-type="percentage" office:value="0.62863072093737593" table:style-name="ce39">
            <text:p>62,9%</text:p>
          </table:table-cell>
          <table:table-cell office:value-type="float" office:value="20802" table:style-name="ce38">
            <text:p>20.802</text:p>
          </table:table-cell>
          <table:table-cell office:value-type="percentage" office:value="0.18356865513589835" table:style-name="ce39">
            <text:p>18,4%</text:p>
          </table:table-cell>
          <table:table-cell office:value-type="float" office:value="1103" table:style-name="ce38">
            <text:p>1.103</text:p>
          </table:table-cell>
          <table:table-cell office:value-type="percentage" office:value="1.3014749262536873E-2" table:style-name="ce39">
            <text:p>1,3%</text:p>
          </table:table-cell>
          <table:table-cell office:value-type="float" office:value="700901" table:style-name="ce38">
            <text:p>700.90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3513090010142257" table:style-name="ce39">
            <text:p>7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540" table:style-name="ce38">
            <text:p>239.540</text:p>
          </table:table-cell>
          <table:table-cell office:value-type="percentage" office:value="1" table:style-name="ce39">
            <text:p>100,0%</text:p>
          </table:table-cell>
          <table:table-cell office:value-type="float" office:value="288496" table:style-name="ce38">
            <text:p>288.496</text:p>
          </table:table-cell>
          <table:table-cell office:value-type="percentage" office:value="0.99563089708105268" table:style-name="ce39">
            <text:p>99,6%</text:p>
          </table:table-cell>
          <table:table-cell office:value-type="float" office:value="333726" table:style-name="ce38">
            <text:p>333.726</text:p>
          </table:table-cell>
          <table:table-cell office:value-type="percentage" office:value="0.96194876731992607" table:style-name="ce39">
            <text:p>96,2%</text:p>
          </table:table-cell>
          <table:table-cell office:value-type="float" office:value="376771" table:style-name="ce38">
            <text:p>376.771</text:p>
          </table:table-cell>
          <table:table-cell office:value-type="percentage" office:value="0.92826117485322346" table:style-name="ce39">
            <text:p>92,8%</text:p>
          </table:table-cell>
          <table:table-cell office:value-type="float" office:value="382363" table:style-name="ce38">
            <text:p>382.363</text:p>
          </table:table-cell>
          <table:table-cell office:value-type="percentage" office:value="0.8626915240929468" table:style-name="ce39">
            <text:p>86,3%</text:p>
          </table:table-cell>
          <table:table-cell office:value-type="float" office:value="129438" table:style-name="ce38">
            <text:p>129.438</text:p>
          </table:table-cell>
          <table:table-cell office:value-type="percentage" office:value="0.40023128679562658" table:style-name="ce39">
            <text:p>40,0%</text:p>
          </table:table-cell>
          <table:table-cell office:value-type="float" office:value="25367" table:style-name="ce38">
            <text:p>25.367</text:p>
          </table:table-cell>
          <table:table-cell office:value-type="percentage" office:value="0.10982288586507115" table:style-name="ce39">
            <text:p>11,0%</text:p>
          </table:table-cell>
          <table:table-cell office:value-type="float" office:value="1388" table:style-name="ce38">
            <text:p>1.388</text:p>
          </table:table-cell>
          <table:table-cell office:value-type="percentage" office:value="7.7108112462293136E-3" table:style-name="ce39">
            <text:p>0,8%</text:p>
          </table:table-cell>
          <table:table-cell office:value-type="float" office:value="1777089" table:style-name="ce38">
            <text:p>1.777.08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240135147853104" table:style-name="ce39">
            <text:p>72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73" table:style-name="ce38">
            <text:p>23.073</text:p>
          </table:table-cell>
          <table:table-cell office:value-type="percentage" office:value="1" table:style-name="ce39">
            <text:p>100,0%</text:p>
          </table:table-cell>
          <table:table-cell office:value-type="float" office:value="28411" table:style-name="ce38">
            <text:p>28.411</text:p>
          </table:table-cell>
          <table:table-cell office:value-type="percentage" office:value="1" table:style-name="ce39">
            <text:p>100,0%</text:p>
          </table:table-cell>
          <table:table-cell office:value-type="float" office:value="35611" table:style-name="ce38">
            <text:p>35.611</text:p>
          </table:table-cell>
          <table:table-cell office:value-type="percentage" office:value="0.94413807731056787" table:style-name="ce39">
            <text:p>94,4%</text:p>
          </table:table-cell>
          <table:table-cell office:value-type="float" office:value="42920" table:style-name="ce38">
            <text:p>42.920</text:p>
          </table:table-cell>
          <table:table-cell office:value-type="percentage" office:value="0.90046995636119498" table:style-name="ce39">
            <text:p>90,0%</text:p>
          </table:table-cell>
          <table:table-cell office:value-type="float" office:value="40812" table:style-name="ce38">
            <text:p>40.812</text:p>
          </table:table-cell>
          <table:table-cell office:value-type="percentage" office:value="0.77080854439345003" table:style-name="ce39">
            <text:p>77,1%</text:p>
          </table:table-cell>
          <table:table-cell office:value-type="float" office:value="12456" table:style-name="ce38">
            <text:p>12.456</text:p>
          </table:table-cell>
          <table:table-cell office:value-type="percentage" office:value="0.31679340776723719" table:style-name="ce39">
            <text:p>31,7%</text:p>
          </table:table-cell>
          <table:table-cell office:value-type="float" office:value="5457" table:style-name="ce38">
            <text:p>5.457</text:p>
          </table:table-cell>
          <table:table-cell office:value-type="percentage" office:value="0.17916475146102831" table:style-name="ce39">
            <text:p>17,9%</text:p>
          </table:table-cell>
          <table:table-cell office:value-type="float" office:value="481" table:style-name="ce38">
            <text:p>481</text:p>
          </table:table-cell>
          <table:table-cell office:value-type="percentage" office:value="1.8839103869653769E-2" table:style-name="ce39">
            <text:p>1,9%</text:p>
          </table:table-cell>
          <table:table-cell office:value-type="float" office:value="189221" table:style-name="ce38">
            <text:p>189.221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6634151494876215" table:style-name="ce39">
            <text:p>66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007" table:style-name="ce38">
            <text:p>369.007</text:p>
          </table:table-cell>
          <table:table-cell office:value-type="percentage" office:value="1" table:style-name="ce39">
            <text:p>100,0%</text:p>
          </table:table-cell>
          <table:table-cell office:value-type="float" office:value="505283" table:style-name="ce38">
            <text:p>505.283</text:p>
          </table:table-cell>
          <table:table-cell office:value-type="percentage" office:value="0.96046616395574069" table:style-name="ce39">
            <text:p>96,0%</text:p>
          </table:table-cell>
          <table:table-cell office:value-type="float" office:value="661496" table:style-name="ce38">
            <text:p>661.496</text:p>
          </table:table-cell>
          <table:table-cell office:value-type="percentage" office:value="0.94052945801573384" table:style-name="ce39">
            <text:p>94,1%</text:p>
          </table:table-cell>
          <table:table-cell office:value-type="float" office:value="898450" table:style-name="ce38">
            <text:p>898.450</text:p>
          </table:table-cell>
          <table:table-cell office:value-type="percentage" office:value="0.92358727485986081" table:style-name="ce39">
            <text:p>92,4%</text:p>
          </table:table-cell>
          <table:table-cell office:value-type="float" office:value="901799" table:style-name="ce38">
            <text:p>901.799</text:p>
          </table:table-cell>
          <table:table-cell office:value-type="percentage" office:value="0.77343175773668471" table:style-name="ce39">
            <text:p>77,3%</text:p>
          </table:table-cell>
          <table:table-cell office:value-type="float" office:value="445699" table:style-name="ce38">
            <text:p>445.699</text:p>
          </table:table-cell>
          <table:table-cell office:value-type="percentage" office:value="0.46933469525293797" table:style-name="ce39">
            <text:p>46,9%</text:p>
          </table:table-cell>
          <table:table-cell office:value-type="float" office:value="186189" table:style-name="ce38">
            <text:p>186.189</text:p>
          </table:table-cell>
          <table:table-cell office:value-type="percentage" office:value="0.25076803932792352" table:style-name="ce39">
            <text:p>25,1%</text:p>
          </table:table-cell>
          <table:table-cell office:value-type="float" office:value="23467" table:style-name="ce38">
            <text:p>23.467</text:p>
          </table:table-cell>
          <table:table-cell office:value-type="percentage" office:value="4.2394253733230719E-2" table:style-name="ce39">
            <text:p>4,2%</text:p>
          </table:table-cell>
          <table:table-cell office:value-type="float" office:value="3991390" table:style-name="ce38">
            <text:p>3.991.39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676868625413751" table:style-name="ce39">
            <text:p>6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411" table:style-name="ce38">
            <text:p>72.411</text:p>
          </table:table-cell>
          <table:table-cell office:value-type="percentage" office:value="1" table:style-name="ce39">
            <text:p>100,0%</text:p>
          </table:table-cell>
          <table:table-cell office:value-type="float" office:value="99472" table:style-name="ce38">
            <text:p>99.472</text:p>
          </table:table-cell>
          <table:table-cell office:value-type="percentage" office:value="0.96669549752670092" table:style-name="ce39">
            <text:p>96,7%</text:p>
          </table:table-cell>
          <table:table-cell office:value-type="float" office:value="127544" table:style-name="ce38">
            <text:p>127.544</text:p>
          </table:table-cell>
          <table:table-cell office:value-type="percentage" office:value="0.86818370555922375" table:style-name="ce39">
            <text:p>86,8%</text:p>
          </table:table-cell>
          <table:table-cell office:value-type="float" office:value="187975" table:style-name="ce38">
            <text:p>187.975</text:p>
          </table:table-cell>
          <table:table-cell office:value-type="percentage" office:value="0.88145233897287767" table:style-name="ce39">
            <text:p>88,1%</text:p>
          </table:table-cell>
          <table:table-cell office:value-type="float" office:value="197134" table:style-name="ce38">
            <text:p>197.134</text:p>
          </table:table-cell>
          <table:table-cell office:value-type="percentage" office:value="0.77563868002848635" table:style-name="ce39">
            <text:p>77,6%</text:p>
          </table:table-cell>
          <table:table-cell office:value-type="float" office:value="94614" table:style-name="ce38">
            <text:p>94.614</text:p>
          </table:table-cell>
          <table:table-cell office:value-type="percentage" office:value="0.45269206662105327" table:style-name="ce39">
            <text:p>45,3%</text:p>
          </table:table-cell>
          <table:table-cell office:value-type="float" office:value="23539" table:style-name="ce38">
            <text:p>23.539</text:p>
          </table:table-cell>
          <table:table-cell office:value-type="percentage" office:value="0.13665760995773535" table:style-name="ce39">
            <text:p>13,7%</text:p>
          </table:table-cell>
          <table:table-cell office:value-type="float" office:value="1623" table:style-name="ce38">
            <text:p>1.623</text:p>
          </table:table-cell>
          <table:table-cell office:value-type="percentage" office:value="1.1438115776565606E-2" table:style-name="ce39">
            <text:p>1,1%</text:p>
          </table:table-cell>
          <table:table-cell office:value-type="float" office:value="804312" table:style-name="ce38">
            <text:p>804.312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1391442269014618" table:style-name="ce39">
            <text:p>61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32" table:style-name="ce38">
            <text:p>41.932</text:p>
          </table:table-cell>
          <table:table-cell office:value-type="percentage" office:value="1" table:style-name="ce39">
            <text:p>100,0%</text:p>
          </table:table-cell>
          <table:table-cell office:value-type="float" office:value="55514" table:style-name="ce38">
            <text:p>55.514</text:p>
          </table:table-cell>
          <table:table-cell office:value-type="percentage" office:value="0.99501720676799543" table:style-name="ce39">
            <text:p>99,5%</text:p>
          </table:table-cell>
          <table:table-cell office:value-type="float" office:value="68793" table:style-name="ce38">
            <text:p>68.793</text:p>
          </table:table-cell>
          <table:table-cell office:value-type="percentage" office:value="0.93159904663886028" table:style-name="ce39">
            <text:p>93,2%</text:p>
          </table:table-cell>
          <table:table-cell office:value-type="float" office:value="87323" table:style-name="ce38">
            <text:p>87.323</text:p>
          </table:table-cell>
          <table:table-cell office:value-type="percentage" office:value="0.90308602395184812" table:style-name="ce39">
            <text:p>90,3%</text:p>
          </table:table-cell>
          <table:table-cell office:value-type="float" office:value="87430" table:style-name="ce38">
            <text:p>87.430</text:p>
          </table:table-cell>
          <table:table-cell office:value-type="percentage" office:value="0.80952204588803911" table:style-name="ce39">
            <text:p>81,0%</text:p>
          </table:table-cell>
          <table:table-cell office:value-type="float" office:value="46420" table:style-name="ce38">
            <text:p>46.420</text:p>
          </table:table-cell>
          <table:table-cell office:value-type="percentage" office:value="0.570683910942821" table:style-name="ce39">
            <text:p>57,1%</text:p>
          </table:table-cell>
          <table:table-cell office:value-type="float" office:value="18943" table:style-name="ce38">
            <text:p>18.943</text:p>
          </table:table-cell>
          <table:table-cell office:value-type="percentage" office:value="0.27805422226136478" table:style-name="ce39">
            <text:p>27,8%</text:p>
          </table:table-cell>
          <table:table-cell office:value-type="float" office:value="2219" table:style-name="ce38">
            <text:p>2.219</text:p>
          </table:table-cell>
          <table:table-cell office:value-type="percentage" office:value="3.9352344470454707E-2" table:style-name="ce39">
            <text:p>3,9%</text:p>
          </table:table-cell>
          <table:table-cell office:value-type="float" office:value="408574" table:style-name="ce38">
            <text:p>408.57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0279726294134037" table:style-name="ce39">
            <text:p>70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346" table:style-name="ce38">
            <text:p>161.346</text:p>
          </table:table-cell>
          <table:table-cell office:value-type="percentage" office:value="1.0215004748338081" table:style-name="ce39">
            <text:p>102,2%</text:p>
          </table:table-cell>
          <table:table-cell office:value-type="float" office:value="211370" table:style-name="ce38">
            <text:p>211.370</text:p>
          </table:table-cell>
          <table:table-cell office:value-type="percentage" office:value="0.99197018974005191" table:style-name="ce39">
            <text:p>99,2%</text:p>
          </table:table-cell>
          <table:table-cell office:value-type="float" office:value="267605" table:style-name="ce38">
            <text:p>267.605</text:p>
          </table:table-cell>
          <table:table-cell office:value-type="percentage" office:value="0.95532612925221072" table:style-name="ce39">
            <text:p>95,5%</text:p>
          </table:table-cell>
          <table:table-cell office:value-type="float" office:value="307138" table:style-name="ce38">
            <text:p>307.138</text:p>
          </table:table-cell>
          <table:table-cell office:value-type="percentage" office:value="0.90340817172926402" table:style-name="ce39">
            <text:p>90,3%</text:p>
          </table:table-cell>
          <table:table-cell office:value-type="float" office:value="294540" table:style-name="ce38">
            <text:p>294.540</text:p>
          </table:table-cell>
          <table:table-cell office:value-type="percentage" office:value="0.81334758224188353" table:style-name="ce39">
            <text:p>81,3%</text:p>
          </table:table-cell>
          <table:table-cell office:value-type="float" office:value="122982" table:style-name="ce38">
            <text:p>122.982</text:p>
          </table:table-cell>
          <table:table-cell office:value-type="percentage" office:value="0.47202189273939427" table:style-name="ce39">
            <text:p>47,2%</text:p>
          </table:table-cell>
          <table:table-cell office:value-type="float" office:value="38301" table:style-name="ce38">
            <text:p>38.301</text:p>
          </table:table-cell>
          <table:table-cell office:value-type="percentage" office:value="0.19004733692577927" table:style-name="ce39">
            <text:p>19,0%</text:p>
          </table:table-cell>
          <table:table-cell office:value-type="float" office:value="5915" table:style-name="ce38">
            <text:p>5.915</text:p>
          </table:table-cell>
          <table:table-cell office:value-type="percentage" office:value="3.5081788311210754E-2" table:style-name="ce39">
            <text:p>3,5%</text:p>
          </table:table-cell>
          <table:table-cell office:value-type="float" office:value="1409197" table:style-name="ce38">
            <text:p>1.409.197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1030115280529738" table:style-name="ce39">
            <text:p>71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9" table:style-name="ce38">
            <text:p>2.349</text:p>
          </table:table-cell>
          <table:table-cell office:value-type="percentage" office:value="0.90172744721689058" table:style-name="ce39">
            <text:p>90,2%</text:p>
          </table:table-cell>
          <table:table-cell office:value-type="float" office:value="3802" table:style-name="ce38">
            <text:p>3.802</text:p>
          </table:table-cell>
          <table:table-cell office:value-type="percentage" office:value="0.8805002315886985" table:style-name="ce39">
            <text:p>88,1%</text:p>
          </table:table-cell>
          <table:table-cell office:value-type="float" office:value="6993" table:style-name="ce38">
            <text:p>6.993</text:p>
          </table:table-cell>
          <table:table-cell office:value-type="percentage" office:value="0.89003436426116833" table:style-name="ce39">
            <text:p>89,0%</text:p>
          </table:table-cell>
          <table:table-cell office:value-type="float" office:value="9764" table:style-name="ce38">
            <text:p>9.764</text:p>
          </table:table-cell>
          <table:table-cell office:value-type="percentage" office:value="0.84492904119072343" table:style-name="ce39">
            <text:p>84,5%</text:p>
          </table:table-cell>
          <table:table-cell office:value-type="float" office:value="9745" table:style-name="ce38">
            <text:p>9.745</text:p>
          </table:table-cell>
          <table:table-cell office:value-type="percentage" office:value="0.770843221009334" table:style-name="ce39">
            <text:p>77,1%</text:p>
          </table:table-cell>
          <table:table-cell office:value-type="float" office:value="7126" table:style-name="ce38">
            <text:p>7.126</text:p>
          </table:table-cell>
          <table:table-cell office:value-type="percentage" office:value="0.59912560955103411" table:style-name="ce39">
            <text:p>59,9%</text:p>
          </table:table-cell>
          <table:table-cell office:value-type="float" office:value="5812" table:style-name="ce38">
            <text:p>5.812</text:p>
          </table:table-cell>
          <table:table-cell office:value-type="percentage" office:value="0.52995349685419901" table:style-name="ce39">
            <text:p>53,0%</text:p>
          </table:table-cell>
          <table:table-cell office:value-type="float" office:value="2212" table:style-name="ce38">
            <text:p>2.212</text:p>
          </table:table-cell>
          <table:table-cell office:value-type="percentage" office:value="0.24238439623055008" table:style-name="ce39">
            <text:p>24,2%</text:p>
          </table:table-cell>
          <table:table-cell office:value-type="float" office:value="47803" table:style-name="ce38">
            <text:p>47.803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7361375325864858" table:style-name="ce39">
            <text:p>67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27" table:style-name="ce38">
            <text:p>1.927</text:p>
          </table:table-cell>
          <table:table-cell office:value-type="percentage" office:value="0.82034908471690082" table:style-name="ce39">
            <text:p>82,0%</text:p>
          </table:table-cell>
          <table:table-cell office:value-type="float" office:value="3191" table:style-name="ce38">
            <text:p>3.191</text:p>
          </table:table-cell>
          <table:table-cell office:value-type="percentage" office:value="0.8513874066168623" table:style-name="ce39">
            <text:p>85,1%</text:p>
          </table:table-cell>
          <table:table-cell office:value-type="float" office:value="6767" table:style-name="ce38">
            <text:p>6.767</text:p>
          </table:table-cell>
          <table:table-cell office:value-type="percentage" office:value="0.86457135556407305" table:style-name="ce39">
            <text:p>86,5%</text:p>
          </table:table-cell>
          <table:table-cell office:value-type="float" office:value="9060" table:style-name="ce38">
            <text:p>9.060</text:p>
          </table:table-cell>
          <table:table-cell office:value-type="percentage" office:value="0.80184087087352862" table:style-name="ce39">
            <text:p>80,2%</text:p>
          </table:table-cell>
          <table:table-cell office:value-type="float" office:value="9179" table:style-name="ce38">
            <text:p>9.179</text:p>
          </table:table-cell>
          <table:table-cell office:value-type="percentage" office:value="0.7647892017997" table:style-name="ce39">
            <text:p>76,5%</text:p>
          </table:table-cell>
          <table:table-cell office:value-type="float" office:value="7055" table:style-name="ce38">
            <text:p>7.055</text:p>
          </table:table-cell>
          <table:table-cell office:value-type="percentage" office:value="0.58147201846204566" table:style-name="ce39">
            <text:p>58,1%</text:p>
          </table:table-cell>
          <table:table-cell office:value-type="float" office:value="5590" table:style-name="ce38">
            <text:p>5.590</text:p>
          </table:table-cell>
          <table:table-cell office:value-type="percentage" office:value="0.46602751146310961" table:style-name="ce39">
            <text:p>46,6%</text:p>
          </table:table-cell>
          <table:table-cell office:value-type="float" office:value="2558" table:style-name="ce38">
            <text:p>2.558</text:p>
          </table:table-cell>
          <table:table-cell office:value-type="percentage" office:value="0.26718195111761017" table:style-name="ce39">
            <text:p>26,7%</text:p>
          </table:table-cell>
          <table:table-cell office:value-type="float" office:value="45327" table:style-name="ce38">
            <text:p>45.327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390655180678726" table:style-name="ce39">
            <text:p>63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264" table:style-name="ce38">
            <text:p>3.264</text:p>
          </table:table-cell>
          <table:table-cell office:value-type="string" table:style-name="ce39">
            <text:p>-</text:p>
          </table:table-cell>
          <table:table-cell office:value-type="float" office:value="8579" table:style-name="ce38">
            <text:p>8.579</text:p>
          </table:table-cell>
          <table:table-cell office:value-type="string" table:style-name="ce39">
            <text:p>-</text:p>
          </table:table-cell>
          <table:table-cell office:value-type="float" office:value="19476" table:style-name="ce38">
            <text:p>19.476</text:p>
          </table:table-cell>
          <table:table-cell office:value-type="string" table:style-name="ce39">
            <text:p>-</text:p>
          </table:table-cell>
          <table:table-cell office:value-type="float" office:value="26665" table:style-name="ce38">
            <text:p>26.665</text:p>
          </table:table-cell>
          <table:table-cell office:value-type="string" table:style-name="ce39">
            <text:p>-</text:p>
          </table:table-cell>
          <table:table-cell office:value-type="float" office:value="19622" table:style-name="ce38">
            <text:p>19.622</text:p>
          </table:table-cell>
          <table:table-cell office:value-type="string" table:style-name="ce39">
            <text:p>-</text:p>
          </table:table-cell>
          <table:table-cell office:value-type="float" office:value="710" table:style-name="ce38">
            <text:p>710</text:p>
          </table:table-cell>
          <table:table-cell office:value-type="string" table:style-name="ce39">
            <text:p>-</text:p>
          </table:table-cell>
          <table:table-cell office:value-type="float" office:value="78354" table:style-name="ce38">
            <text:p>78.35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27" table:style-name="ce41">
            <text:p>127</text:p>
          </table:table-cell>
          <table:table-cell office:value-type="string" table:style-name="ce42">
            <text:p>-</text:p>
          </table:table-cell>
          <table:table-cell office:value-type="float" office:value="402" table:style-name="ce41">
            <text:p>402</text:p>
          </table:table-cell>
          <table:table-cell office:value-type="string" table:style-name="ce42">
            <text:p>-</text:p>
          </table:table-cell>
          <table:table-cell office:value-type="float" office:value="728" table:style-name="ce41">
            <text:p>728</text:p>
          </table:table-cell>
          <table:table-cell office:value-type="string" table:style-name="ce42">
            <text:p>-</text:p>
          </table:table-cell>
          <table:table-cell office:value-type="float" office:value="766" table:style-name="ce41">
            <text:p>766</text:p>
          </table:table-cell>
          <table:table-cell office:value-type="string" table:style-name="ce42">
            <text:p>-</text:p>
          </table:table-cell>
          <table:table-cell office:value-type="float" office:value="652" table:style-name="ce41">
            <text:p>652</text:p>
          </table:table-cell>
          <table:table-cell office:value-type="string" table:style-name="ce42">
            <text:p>-</text:p>
          </table:table-cell>
          <table:table-cell office:value-type="float" office:value="47" table:style-name="ce41">
            <text:p>47</text:p>
          </table:table-cell>
          <table:table-cell office:value-type="string" table:style-name="ce42">
            <text:p>-</text:p>
          </table:table-cell>
          <table:table-cell office:value-type="float" office:value="2757" table:style-name="ce41">
            <text:p>2.757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6477" table:style-name="ce45">
            <text:p>2.886.477</text:p>
          </table:table-cell>
          <table:table-cell office:value-type="percentage" office:value="1" table:style-name="ce46">
            <text:p>100,0%</text:p>
          </table:table-cell>
          <table:table-cell office:value-type="float" office:value="3885420" table:style-name="ce45">
            <text:p>3.885.420</text:p>
          </table:table-cell>
          <table:table-cell office:value-type="percentage" office:value="0.98115551717215332" table:style-name="ce46">
            <text:p>98,1%</text:p>
          </table:table-cell>
          <table:table-cell office:value-type="float" office:value="4929262" table:style-name="ce45">
            <text:p>4.929.262</text:p>
          </table:table-cell>
          <table:table-cell office:value-type="percentage" office:value="0.92360407166142089" table:style-name="ce46">
            <text:p>92,4%</text:p>
          </table:table-cell>
          <table:table-cell office:value-type="float" office:value="6245407" table:style-name="ce45">
            <text:p>6.245.407</text:p>
          </table:table-cell>
          <table:table-cell office:value-type="percentage" office:value="0.88797601014373606" table:style-name="ce46">
            <text:p>88,8%</text:p>
          </table:table-cell>
          <table:table-cell office:value-type="float" office:value="6233151" table:style-name="ce45">
            <text:p>6.233.151</text:p>
          </table:table-cell>
          <table:table-cell office:value-type="percentage" office:value="0.78983258058397032" table:style-name="ce46">
            <text:p>79,0%</text:p>
          </table:table-cell>
          <table:table-cell office:value-type="float" office:value="2858137" table:style-name="ce45">
            <text:p>2.858.137</text:p>
          </table:table-cell>
          <table:table-cell office:value-type="percentage" office:value="0.45874030941497684" table:style-name="ce46">
            <text:p>45,9%</text:p>
          </table:table-cell>
          <table:table-cell office:value-type="float" office:value="1053795" table:style-name="ce45">
            <text:p>1.053.795</text:p>
          </table:table-cell>
          <table:table-cell office:value-type="percentage" office:value="0.21311864968936059" table:style-name="ce46">
            <text:p>21,3%</text:p>
          </table:table-cell>
          <table:table-cell office:value-type="float" office:value="164300" table:style-name="ce45">
            <text:p>164.300</text:p>
          </table:table-cell>
          <table:table-cell office:value-type="percentage" office:value="4.2250775711898572E-2" table:style-name="ce46">
            <text:p>4,2%</text:p>
          </table:table-cell>
          <table:table-cell office:value-type="float" office:value="28255949" table:style-name="ce45">
            <text:p>28.255.949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7084674872952355" table:style-name="ce46">
            <text:p>67,1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06T15:52:21Z</meta:creation-date>
    <dc:date>2021-08-06T15:52:46Z</dc:date>
  </office:meta>
</office:document-meta>
</file>